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43.74pt"/>
    </style:style>
    <style:style style:name="co7" style:family="table-column">
      <style:table-column-properties fo:break-before="auto" style:column-width="40.99pt"/>
    </style:style>
    <style:style style:name="co8" style:family="table-column">
      <style:table-column-properties fo:break-before="auto" style:column-width="225.69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20.86pt"/>
    </style:style>
    <style:style style:name="co11" style:family="table-column">
      <style:table-column-properties fo:break-before="auto" style:column-width="181.3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111.86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21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riz_20_de_20_riesgos_20_-_20_ProbabilidadConsecuencia">
      <style:table-properties table:display="true" style:writing-mode="lr-tb"/>
    </style:style>
    <style:style style:name="ta2" style:family="table" style:master-page-name="PageStyle_5f_Riesgos">
      <style:table-properties table:display="true" style:writing-mode="lr-tb"/>
    </style:style>
    <style:style style:name="ta3" style:family="table" style:master-page-name="PageStyle_5f_Matriz_20_de_20_riesgos2_20_-_20_FrecuenciaImpacto">
      <style:table-properties table:display="true" style:writing-mode="lr-tb"/>
    </style:style>
    <style:style style:name="ta4" style:family="table" style:master-page-name="PageStyle_5f_Riesgos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4)" style:apply-style-name="ConditionalStyle_5f_1" style:base-cell-address="'Matriz de riesgos - ProbabilidadConsecuencia'.D5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ce8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iesgo aceptable&quot;" style:apply-style-name="ConditionalStyle_5f_1" style:base-cell-address="Riesgos.E4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4)" style:apply-style-name="ConditionalStyle_5f_1" style:base-cell-address="Riesgos.F4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4)" style:apply-style-name="ConditionalStyle_5f_1" style:base-cell-address="'Matriz de riesgos2 - FrecuenciaImpacto'.D5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iesgo aceptable&quot;" style:apply-style-name="ConditionalStyle_5f_1" style:base-cell-address="Riesgos2.E4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4)" style:apply-style-name="ConditionalStyle_5f_1" style:base-cell-address="Riesgos2.F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atriz de riesgos - ProbabilidadConsecuencia'.$B$5:.$B$9])" table:allow-empty-cell="true" table:display-list="unsorted" table:base-cell-address="Riesgos.C4">
          <table:error-message table:message-type="stop" table:display="true"/>
        </table:content-validation>
        <table:content-validation table:name="val2" table:condition="of:cell-content-is-in-list([$'Matriz de riesgos - ProbabilidadConsecuencia'.$D$3:.$H$3])" table:allow-empty-cell="true" table:display-list="unsorted" table:base-cell-address="Riesgos.D4">
          <table:error-message table:message-type="stop" table:display="true"/>
        </table:content-validation>
        <table:content-validation table:name="val3" table:condition="of:cell-content-is-in-list([$'Matriz de riesgos - ProbabilidadConsecuencia'.$B$5:.$B$9])" table:allow-empty-cell="true" table:display-list="unsorted" table:base-cell-address="Riesgos2.C4">
          <table:error-message table:message-type="stop" table:display="true"/>
        </table:content-validation>
        <table:content-validation table:name="val4" table:condition="of:cell-content-is-in-list([$'Matriz de riesgos - ProbabilidadConsecuencia'.$D$3:.$H$3])" table:allow-empty-cell="true" table:display-list="unsorted" table:base-cell-address="Riesgos2.D4">
          <table:error-message table:message-type="stop" table:display="true"/>
        </table:content-validation>
      </table:content-validations>
      <table:table table:name="Matriz de riesgos - ProbabilidadConsecuenc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number-columns-repeated="1007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5" table:number-rows-spanned="1">
            <text:p>Matriz de Riesgos</text:p>
          </table:table-cell>
          <table:covered-table-cell table:number-columns-repeated="4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5" table:number-rows-spanned="1">
            <text:p>Consecuencia</text:p>
          </table:table-cell>
          <table:covered-table-cell table:number-columns-repeated="3" table:style-name="ce7"/>
          <table:covered-table-cell table:style-name="ce8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Mínima</text:p>
          </table:table-cell>
          <table:table-cell table:style-name="ce3" office:value-type="string" calcext:value-type="string">
            <text:p>Menor</text:p>
          </table:table-cell>
          <table:table-cell table:style-name="ce3" office:value-type="string" calcext:value-type="string">
            <text:p>Moderada</text:p>
          </table:table-cell>
          <table:table-cell table:style-name="ce3" office:value-type="string" calcext:value-type="string">
            <text:p>Mayor</text:p>
          </table:table-cell>
          <table:table-cell table:style-name="ce3" office:value-type="string" calcext:value-type="string">
            <text:p>Máxima</text:p>
          </table:table-cell>
          <table:table-cell table:style-name="ce1"/>
          <table:table-cell table:style-name="ce9" office:value-type="string" calcext:value-type="string">
            <text:p>Nivel de Riesgo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Mayor</text:p>
          </table:table-cell>
          <table:table-cell table:style-name="ce9" office:value-type="string" calcext:value-type="string">
            <text:p>Menor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2"/>
          <table:table-cell table:style-name="ce3" office:value-type="string" calcext:value-type="string">
            <text:p>Probabilidad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Riesgo aceptable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Muy Alta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[.$C5]*[.D$4]" office:value-type="float" office:value="5" calcext:value-type="float">
            <text:p>5</text:p>
          </table:table-cell>
          <table:table-cell table:style-name="ce6" table:formula="of:=[.$C5]*[.E$4]" office:value-type="float" office:value="10" calcext:value-type="float">
            <text:p>10</text:p>
          </table:table-cell>
          <table:table-cell table:style-name="ce6" table:formula="of:=[.$C5]*[.F$4]" office:value-type="float" office:value="20" calcext:value-type="float">
            <text:p>20</text:p>
          </table:table-cell>
          <table:table-cell table:style-name="ce6" table:formula="of:=[.$C5]*[.G$4]" office:value-type="float" office:value="40" calcext:value-type="float">
            <text:p>40</text:p>
          </table:table-cell>
          <table:table-cell table:style-name="ce6" table:formula="of:=[.$C5]*[.H$4]" office:value-type="float" office:value="80" calcext:value-type="float">
            <text:p>80</text:p>
          </table:table-cell>
          <table:table-cell table:style-name="ce1"/>
          <table:table-cell table:style-name="ce10" office:value-type="string" calcext:value-type="string">
            <text:p>Riesgo tolerable</text:p>
          </table:table-cell>
          <table:table-cell table:style-name="ce1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Alta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[.$C6]*[.D$4]" office:value-type="float" office:value="4" calcext:value-type="float">
            <text:p>4</text:p>
          </table:table-cell>
          <table:table-cell table:style-name="ce6" table:formula="of:=[.$C6]*[.E$4]" office:value-type="float" office:value="8" calcext:value-type="float">
            <text:p>8</text:p>
          </table:table-cell>
          <table:table-cell table:style-name="ce6" table:formula="of:=[.$C6]*[.F$4]" office:value-type="float" office:value="16" calcext:value-type="float">
            <text:p>16</text:p>
          </table:table-cell>
          <table:table-cell table:style-name="ce6" table:formula="of:=[.$C6]*[.G$4]" office:value-type="float" office:value="32" calcext:value-type="float">
            <text:p>32</text:p>
          </table:table-cell>
          <table:table-cell table:style-name="ce6" table:formula="of:=[.$C6]*[.H$4]" office:value-type="float" office:value="64" calcext:value-type="float">
            <text:p>64</text:p>
          </table:table-cell>
          <table:table-cell table:style-name="ce1"/>
          <table:table-cell table:style-name="ce10" office:value-type="string" calcext:value-type="string">
            <text:p>Riesgo alto</text:p>
          </table:table-cell>
          <table:table-cell table:style-name="ce13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Media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$C7]*[.D$4]" office:value-type="float" office:value="3" calcext:value-type="float">
            <text:p>3</text:p>
          </table:table-cell>
          <table:table-cell table:style-name="ce6" table:formula="of:=[.$C7]*[.E$4]" office:value-type="float" office:value="6" calcext:value-type="float">
            <text:p>6</text:p>
          </table:table-cell>
          <table:table-cell table:style-name="ce6" table:formula="of:=[.$C7]*[.F$4]" office:value-type="float" office:value="12" calcext:value-type="float">
            <text:p>12</text:p>
          </table:table-cell>
          <table:table-cell table:style-name="ce6" table:formula="of:=[.$C7]*[.G$4]" office:value-type="float" office:value="24" calcext:value-type="float">
            <text:p>24</text:p>
          </table:table-cell>
          <table:table-cell table:style-name="ce6" table:formula="of:=[.$C7]*[.H$4]" office:value-type="float" office:value="48" calcext:value-type="float">
            <text:p>48</text:p>
          </table:table-cell>
          <table:table-cell table:style-name="ce1"/>
          <table:table-cell table:style-name="ce10" office:value-type="string" calcext:value-type="string">
            <text:p>Riesgo crítico</text:p>
          </table:table-cell>
          <table:table-cell table:style-name="ce14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0" calcext:value-type="float">
            <text:p>80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Baja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$C8]*[.D$4]" office:value-type="float" office:value="2" calcext:value-type="float">
            <text:p>2</text:p>
          </table:table-cell>
          <table:table-cell table:style-name="ce6" table:formula="of:=[.$C8]*[.E$4]" office:value-type="float" office:value="4" calcext:value-type="float">
            <text:p>4</text:p>
          </table:table-cell>
          <table:table-cell table:style-name="ce6" table:formula="of:=[.$C8]*[.F$4]" office:value-type="float" office:value="8" calcext:value-type="float">
            <text:p>8</text:p>
          </table:table-cell>
          <table:table-cell table:style-name="ce6" table:formula="of:=[.$C8]*[.G$4]" office:value-type="float" office:value="16" calcext:value-type="float">
            <text:p>16</text:p>
          </table:table-cell>
          <table:table-cell table:style-name="ce6" table:formula="of:=[.$C8]*[.H$4]" office:value-type="float" office:value="32" calcext:value-type="float">
            <text:p>32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Muy Baja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$C9]*[.D$4]" office:value-type="float" office:value="1" calcext:value-type="float">
            <text:p>1</text:p>
          </table:table-cell>
          <table:table-cell table:style-name="ce6" table:formula="of:=[.$C9]*[.E$4]" office:value-type="float" office:value="2" calcext:value-type="float">
            <text:p>2</text:p>
          </table:table-cell>
          <table:table-cell table:style-name="ce6" table:formula="of:=[.$C9]*[.F$4]" office:value-type="float" office:value="4" calcext:value-type="float">
            <text:p>4</text:p>
          </table:table-cell>
          <table:table-cell table:style-name="ce6" table:formula="of:=[.$C9]*[.G$4]" office:value-type="float" office:value="8" calcext:value-type="float">
            <text:p>8</text:p>
          </table:table-cell>
          <table:table-cell table:style-name="ce6" table:formula="of:=[.$C9]*[.H$4]" office:value-type="float" office:value="16" calcext:value-type="float">
            <text:p>16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4">
          <table:table-cell table:style-name="ce1" table:number-columns-repeated="17"/>
          <table:table-cell table:number-columns-repeated="100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atriz de riesgos - ProbabilidadConsecuencia'.D5:'Matriz de riesgos - ProbabilidadConsecuencia'.H9">
            <calcext:condition calcext:apply-style-name="ConditionalStyle_1" calcext:value="between(1,4)" calcext:base-cell-address="'Matriz de riesgos - ProbabilidadConsecuencia'.D5"/>
          </calcext:conditional-format>
          <calcext:conditional-format calcext:target-range-address="'Matriz de riesgos - ProbabilidadConsecuencia'.D5:'Matriz de riesgos - ProbabilidadConsecuencia'.H9">
            <calcext:condition calcext:apply-style-name="ConditionalStyle_2" calcext:value="between(5,12)" calcext:base-cell-address="'Matriz de riesgos - ProbabilidadConsecuencia'.D5"/>
          </calcext:conditional-format>
          <calcext:conditional-format calcext:target-range-address="'Matriz de riesgos - ProbabilidadConsecuencia'.D5:'Matriz de riesgos - ProbabilidadConsecuencia'.H9">
            <calcext:condition calcext:apply-style-name="ConditionalStyle_3" calcext:value="between(13,24)" calcext:base-cell-address="'Matriz de riesgos - ProbabilidadConsecuencia'.D5"/>
          </calcext:conditional-format>
          <calcext:conditional-format calcext:target-range-address="'Matriz de riesgos - ProbabilidadConsecuencia'.D5:'Matriz de riesgos - ProbabilidadConsecuencia'.H9">
            <calcext:condition calcext:apply-style-name="ConditionalStyle_4" calcext:value="between(25,80)" calcext:base-cell-address="'Matriz de riesgos - ProbabilidadConsecuencia'.D5"/>
          </calcext:conditional-format>
        </calcext:conditional-formats>
      </table:table>
      <table:table table:name="Riesgos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0" table:number-columns-repeated="2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5" office:value-type="string" calcext:value-type="string">
            <text:p>Riesgos</text:p>
          </table:table-cell>
          <table:table-cell table:style-name="ce15" table:number-columns-repeated="4"/>
          <table:table-cell table:number-columns-repeated="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Evento</text:p>
          </table:table-cell>
          <table:table-cell table:style-name="ce3" office:value-type="string" calcext:value-type="string">
            <text:p>Probabilidad</text:p>
          </table:table-cell>
          <table:table-cell table:style-name="ce3" office:value-type="string" calcext:value-type="string">
            <text:p>Consecuencia</text:p>
          </table:table-cell>
          <table:table-cell table:style-name="ce3" office:value-type="string" calcext:value-type="string">
            <text:p>Nivel de riesgo</text:p>
          </table:table-cell>
          <table:table-cell table:style-name="ce3" office:value-type="string" calcext:value-type="string">
            <text:p>Valor de riesgo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2"/>
          <table:table-cell table:style-name="ce10" office:value-type="string" calcext:value-type="string">
            <text:p>Evento 1</text:p>
          </table:table-cell>
          <table:table-cell table:style-name="ce16" table:content-validation-name="val1" office:value-type="string" calcext:value-type="string">
            <text:p>Muy Baja</text:p>
          </table:table-cell>
          <table:table-cell table:style-name="ce10" table:content-validation-name="val2" office:value-type="string" calcext:value-type="string">
            <text:p>Mínima</text:p>
          </table:table-cell>
          <table:table-cell table:style-name="ce17" table:formula="of:=IF(AND([.F4]&gt;=1;[.F4]&lt;=4);[$'Matriz de riesgos - ProbabilidadConsecuencia'.J$4];IF(AND([.F4]&gt;=5;[.F4]&lt;=12);[$'Matriz de riesgos - ProbabilidadConsecuencia'.J$5];IF(AND([.F4]&gt;=13;[.F4]&lt;=24);[$'Matriz de riesgos - ProbabilidadConsecuencia'.J$6];IF(AND([.F4]&gt;=25;[.F4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4];[$'Matriz de riesgos - ProbabilidadConsecuencia'.$B$5:.$B$9];0))*INDEX([$'Matriz de riesgos - ProbabilidadConsecuencia'.$D$4:.$H$4];MATCH([.D4];[$'Matriz de riesgos - ProbabilidadConsecuencia'.$D$3:.$H$3];0))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</text:p>
          </table:table-cell>
          <table:table-cell table:style-name="ce16" table:content-validation-name="val1" office:value-type="string" calcext:value-type="string">
            <text:p>Baja</text:p>
          </table:table-cell>
          <table:table-cell table:style-name="ce10" table:content-validation-name="val2" office:value-type="string" calcext:value-type="string">
            <text:p>Mínima</text:p>
          </table:table-cell>
          <table:table-cell table:style-name="ce17" table:formula="of:=IF(AND([.F5]&gt;=1;[.F5]&lt;=4);[$'Matriz de riesgos - ProbabilidadConsecuencia'.J$4];IF(AND([.F5]&gt;=5;[.F5]&lt;=12);[$'Matriz de riesgos - ProbabilidadConsecuencia'.J$5];IF(AND([.F5]&gt;=13;[.F5]&lt;=24);[$'Matriz de riesgos - ProbabilidadConsecuencia'.J$6];IF(AND([.F5]&gt;=25;[.F5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5];[$'Matriz de riesgos - ProbabilidadConsecuencia'.$B$5:.$B$9];0))*INDEX([$'Matriz de riesgos - ProbabilidadConsecuencia'.$D$4:.$H$4];MATCH([.D5];[$'Matriz de riesgos - ProbabilidadConsecuencia'.$D$3:.$H$3];0))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3</text:p>
          </table:table-cell>
          <table:table-cell table:style-name="ce16" table:content-validation-name="val1" office:value-type="string" calcext:value-type="string">
            <text:p>Media</text:p>
          </table:table-cell>
          <table:table-cell table:style-name="ce10" table:content-validation-name="val2" office:value-type="string" calcext:value-type="string">
            <text:p>Mínima</text:p>
          </table:table-cell>
          <table:table-cell table:style-name="ce17" table:formula="of:=IF(AND([.F6]&gt;=1;[.F6]&lt;=4);[$'Matriz de riesgos - ProbabilidadConsecuencia'.J$4];IF(AND([.F6]&gt;=5;[.F6]&lt;=12);[$'Matriz de riesgos - ProbabilidadConsecuencia'.J$5];IF(AND([.F6]&gt;=13;[.F6]&lt;=24);[$'Matriz de riesgos - ProbabilidadConsecuencia'.J$6];IF(AND([.F6]&gt;=25;[.F6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6];[$'Matriz de riesgos - ProbabilidadConsecuencia'.$B$5:.$B$9];0))*INDEX([$'Matriz de riesgos - ProbabilidadConsecuencia'.$D$4:.$H$4];MATCH([.D6];[$'Matriz de riesgos - ProbabilidadConsecuencia'.$D$3:.$H$3];0))" office:value-type="float" office:value="3" calcext:value-type="float">
            <text:p>3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4</text:p>
          </table:table-cell>
          <table:table-cell table:style-name="ce16" table:content-validation-name="val1" office:value-type="string" calcext:value-type="string">
            <text:p>Alta</text:p>
          </table:table-cell>
          <table:table-cell table:style-name="ce10" table:content-validation-name="val2" office:value-type="string" calcext:value-type="string">
            <text:p>Mínima</text:p>
          </table:table-cell>
          <table:table-cell table:style-name="ce17" table:formula="of:=IF(AND([.F7]&gt;=1;[.F7]&lt;=4);[$'Matriz de riesgos - ProbabilidadConsecuencia'.J$4];IF(AND([.F7]&gt;=5;[.F7]&lt;=12);[$'Matriz de riesgos - ProbabilidadConsecuencia'.J$5];IF(AND([.F7]&gt;=13;[.F7]&lt;=24);[$'Matriz de riesgos - ProbabilidadConsecuencia'.J$6];IF(AND([.F7]&gt;=25;[.F7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7];[$'Matriz de riesgos - ProbabilidadConsecuencia'.$B$5:.$B$9];0))*INDEX([$'Matriz de riesgos - ProbabilidadConsecuencia'.$D$4:.$H$4];MATCH([.D7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5</text:p>
          </table:table-cell>
          <table:table-cell table:style-name="ce16" table:content-validation-name="val1" office:value-type="string" calcext:value-type="string">
            <text:p>Muy Alta</text:p>
          </table:table-cell>
          <table:table-cell table:style-name="ce10" table:content-validation-name="val2" office:value-type="string" calcext:value-type="string">
            <text:p>Mínima</text:p>
          </table:table-cell>
          <table:table-cell table:style-name="ce17" table:formula="of:=IF(AND([.F8]&gt;=1;[.F8]&lt;=4);[$'Matriz de riesgos - ProbabilidadConsecuencia'.J$4];IF(AND([.F8]&gt;=5;[.F8]&lt;=12);[$'Matriz de riesgos - ProbabilidadConsecuencia'.J$5];IF(AND([.F8]&gt;=13;[.F8]&lt;=24);[$'Matriz de riesgos - ProbabilidadConsecuencia'.J$6];IF(AND([.F8]&gt;=25;[.F8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8];[$'Matriz de riesgos - ProbabilidadConsecuencia'.$B$5:.$B$9];0))*INDEX([$'Matriz de riesgos - ProbabilidadConsecuencia'.$D$4:.$H$4];MATCH([.D8];[$'Matriz de riesgos - ProbabilidadConsecuencia'.$D$3:.$H$3];0))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6</text:p>
          </table:table-cell>
          <table:table-cell table:style-name="ce16" table:content-validation-name="val1" office:value-type="string" calcext:value-type="string">
            <text:p>Muy Baja</text:p>
          </table:table-cell>
          <table:table-cell table:style-name="ce10" table:content-validation-name="val2" office:value-type="string" calcext:value-type="string">
            <text:p>Menor</text:p>
          </table:table-cell>
          <table:table-cell table:style-name="ce17" table:formula="of:=IF(AND([.F9]&gt;=1;[.F9]&lt;=4);[$'Matriz de riesgos - ProbabilidadConsecuencia'.J$4];IF(AND([.F9]&gt;=5;[.F9]&lt;=12);[$'Matriz de riesgos - ProbabilidadConsecuencia'.J$5];IF(AND([.F9]&gt;=13;[.F9]&lt;=24);[$'Matriz de riesgos - ProbabilidadConsecuencia'.J$6];IF(AND([.F9]&gt;=25;[.F9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9];[$'Matriz de riesgos - ProbabilidadConsecuencia'.$B$5:.$B$9];0))*INDEX([$'Matriz de riesgos - ProbabilidadConsecuencia'.$D$4:.$H$4];MATCH([.D9];[$'Matriz de riesgos - ProbabilidadConsecuencia'.$D$3:.$H$3];0))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7</text:p>
          </table:table-cell>
          <table:table-cell table:style-name="ce16" table:content-validation-name="val1" office:value-type="string" calcext:value-type="string">
            <text:p>Baja</text:p>
          </table:table-cell>
          <table:table-cell table:style-name="ce10" table:content-validation-name="val2" office:value-type="string" calcext:value-type="string">
            <text:p>Menor</text:p>
          </table:table-cell>
          <table:table-cell table:style-name="ce17" table:formula="of:=IF(AND([.F10]&gt;=1;[.F10]&lt;=4);[$'Matriz de riesgos - ProbabilidadConsecuencia'.J$4];IF(AND([.F10]&gt;=5;[.F10]&lt;=12);[$'Matriz de riesgos - ProbabilidadConsecuencia'.J$5];IF(AND([.F10]&gt;=13;[.F10]&lt;=24);[$'Matriz de riesgos - ProbabilidadConsecuencia'.J$6];IF(AND([.F10]&gt;=25;[.F10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10];[$'Matriz de riesgos - ProbabilidadConsecuencia'.$B$5:.$B$9];0))*INDEX([$'Matriz de riesgos - ProbabilidadConsecuencia'.$D$4:.$H$4];MATCH([.D10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8</text:p>
          </table:table-cell>
          <table:table-cell table:style-name="ce16" table:content-validation-name="val1" office:value-type="string" calcext:value-type="string">
            <text:p>Media</text:p>
          </table:table-cell>
          <table:table-cell table:style-name="ce10" table:content-validation-name="val2" office:value-type="string" calcext:value-type="string">
            <text:p>Menor</text:p>
          </table:table-cell>
          <table:table-cell table:style-name="ce17" table:formula="of:=IF(AND([.F11]&gt;=1;[.F11]&lt;=4);[$'Matriz de riesgos - ProbabilidadConsecuencia'.J$4];IF(AND([.F11]&gt;=5;[.F11]&lt;=12);[$'Matriz de riesgos - ProbabilidadConsecuencia'.J$5];IF(AND([.F11]&gt;=13;[.F11]&lt;=24);[$'Matriz de riesgos - ProbabilidadConsecuencia'.J$6];IF(AND([.F11]&gt;=25;[.F11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1];[$'Matriz de riesgos - ProbabilidadConsecuencia'.$B$5:.$B$9];0))*INDEX([$'Matriz de riesgos - ProbabilidadConsecuencia'.$D$4:.$H$4];MATCH([.D11];[$'Matriz de riesgos - ProbabilidadConsecuencia'.$D$3:.$H$3];0))" office:value-type="float" office:value="6" calcext:value-type="float">
            <text:p>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9</text:p>
          </table:table-cell>
          <table:table-cell table:style-name="ce16" table:content-validation-name="val1" office:value-type="string" calcext:value-type="string">
            <text:p>Alta</text:p>
          </table:table-cell>
          <table:table-cell table:style-name="ce10" table:content-validation-name="val2" office:value-type="string" calcext:value-type="string">
            <text:p>Menor</text:p>
          </table:table-cell>
          <table:table-cell table:style-name="ce17" table:formula="of:=IF(AND([.F12]&gt;=1;[.F12]&lt;=4);[$'Matriz de riesgos - ProbabilidadConsecuencia'.J$4];IF(AND([.F12]&gt;=5;[.F12]&lt;=12);[$'Matriz de riesgos - ProbabilidadConsecuencia'.J$5];IF(AND([.F12]&gt;=13;[.F12]&lt;=24);[$'Matriz de riesgos - ProbabilidadConsecuencia'.J$6];IF(AND([.F12]&gt;=25;[.F12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2];[$'Matriz de riesgos - ProbabilidadConsecuencia'.$B$5:.$B$9];0))*INDEX([$'Matriz de riesgos - ProbabilidadConsecuencia'.$D$4:.$H$4];MATCH([.D12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0</text:p>
          </table:table-cell>
          <table:table-cell table:style-name="ce16" table:content-validation-name="val1" office:value-type="string" calcext:value-type="string">
            <text:p>Muy Alta</text:p>
          </table:table-cell>
          <table:table-cell table:style-name="ce10" table:content-validation-name="val2" office:value-type="string" calcext:value-type="string">
            <text:p>Menor</text:p>
          </table:table-cell>
          <table:table-cell table:style-name="ce17" table:formula="of:=IF(AND([.F13]&gt;=1;[.F13]&lt;=4);[$'Matriz de riesgos - ProbabilidadConsecuencia'.J$4];IF(AND([.F13]&gt;=5;[.F13]&lt;=12);[$'Matriz de riesgos - ProbabilidadConsecuencia'.J$5];IF(AND([.F13]&gt;=13;[.F13]&lt;=24);[$'Matriz de riesgos - ProbabilidadConsecuencia'.J$6];IF(AND([.F13]&gt;=25;[.F13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3];[$'Matriz de riesgos - ProbabilidadConsecuencia'.$B$5:.$B$9];0))*INDEX([$'Matriz de riesgos - ProbabilidadConsecuencia'.$D$4:.$H$4];MATCH([.D13];[$'Matriz de riesgos - ProbabilidadConsecuencia'.$D$3:.$H$3];0))" office:value-type="float" office:value="10" calcext:value-type="float">
            <text:p>1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1</text:p>
          </table:table-cell>
          <table:table-cell table:style-name="ce16" table:content-validation-name="val1" office:value-type="string" calcext:value-type="string">
            <text:p>Muy Baja</text:p>
          </table:table-cell>
          <table:table-cell table:style-name="ce10" table:content-validation-name="val2" office:value-type="string" calcext:value-type="string">
            <text:p>Moderada</text:p>
          </table:table-cell>
          <table:table-cell table:style-name="ce17" table:formula="of:=IF(AND([.F14]&gt;=1;[.F14]&lt;=4);[$'Matriz de riesgos - ProbabilidadConsecuencia'.J$4];IF(AND([.F14]&gt;=5;[.F14]&lt;=12);[$'Matriz de riesgos - ProbabilidadConsecuencia'.J$5];IF(AND([.F14]&gt;=13;[.F14]&lt;=24);[$'Matriz de riesgos - ProbabilidadConsecuencia'.J$6];IF(AND([.F14]&gt;=25;[.F14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18" table:number-matrix-columns-spanned="1" table:number-matrix-rows-spanned="1" table:formula="of:=INDEX([$'Matriz de riesgos - ProbabilidadConsecuencia'.$C$5:.$C$9];MATCH([.C14];[$'Matriz de riesgos - ProbabilidadConsecuencia'.$B$5:.$B$9];0))*INDEX([$'Matriz de riesgos - ProbabilidadConsecuencia'.$D$4:.$H$4];MATCH([.D14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2</text:p>
          </table:table-cell>
          <table:table-cell table:style-name="ce16" table:content-validation-name="val1" office:value-type="string" calcext:value-type="string">
            <text:p>Baja</text:p>
          </table:table-cell>
          <table:table-cell table:style-name="ce10" table:content-validation-name="val2" office:value-type="string" calcext:value-type="string">
            <text:p>Moderada</text:p>
          </table:table-cell>
          <table:table-cell table:style-name="ce17" table:formula="of:=IF(AND([.F15]&gt;=1;[.F15]&lt;=4);[$'Matriz de riesgos - ProbabilidadConsecuencia'.J$4];IF(AND([.F15]&gt;=5;[.F15]&lt;=12);[$'Matriz de riesgos - ProbabilidadConsecuencia'.J$5];IF(AND([.F15]&gt;=13;[.F15]&lt;=24);[$'Matriz de riesgos - ProbabilidadConsecuencia'.J$6];IF(AND([.F15]&gt;=25;[.F15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5];[$'Matriz de riesgos - ProbabilidadConsecuencia'.$B$5:.$B$9];0))*INDEX([$'Matriz de riesgos - ProbabilidadConsecuencia'.$D$4:.$H$4];MATCH([.D15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3</text:p>
          </table:table-cell>
          <table:table-cell table:style-name="ce16" table:content-validation-name="val1" office:value-type="string" calcext:value-type="string">
            <text:p>Media</text:p>
          </table:table-cell>
          <table:table-cell table:style-name="ce10" table:content-validation-name="val2" office:value-type="string" calcext:value-type="string">
            <text:p>Moderada</text:p>
          </table:table-cell>
          <table:table-cell table:style-name="ce17" table:formula="of:=IF(AND([.F16]&gt;=1;[.F16]&lt;=4);[$'Matriz de riesgos - ProbabilidadConsecuencia'.J$4];IF(AND([.F16]&gt;=5;[.F16]&lt;=12);[$'Matriz de riesgos - ProbabilidadConsecuencia'.J$5];IF(AND([.F16]&gt;=13;[.F16]&lt;=24);[$'Matriz de riesgos - ProbabilidadConsecuencia'.J$6];IF(AND([.F16]&gt;=25;[.F16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6];[$'Matriz de riesgos - ProbabilidadConsecuencia'.$B$5:.$B$9];0))*INDEX([$'Matriz de riesgos - ProbabilidadConsecuencia'.$D$4:.$H$4];MATCH([.D16];[$'Matriz de riesgos - ProbabilidadConsecuencia'.$D$3:.$H$3];0))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4</text:p>
          </table:table-cell>
          <table:table-cell table:style-name="ce16" table:content-validation-name="val1" office:value-type="string" calcext:value-type="string">
            <text:p>Alta</text:p>
          </table:table-cell>
          <table:table-cell table:style-name="ce10" table:content-validation-name="val2" office:value-type="string" calcext:value-type="string">
            <text:p>Moderada</text:p>
          </table:table-cell>
          <table:table-cell table:style-name="ce17" table:formula="of:=IF(AND([.F17]&gt;=1;[.F17]&lt;=4);[$'Matriz de riesgos - ProbabilidadConsecuencia'.J$4];IF(AND([.F17]&gt;=5;[.F17]&lt;=12);[$'Matriz de riesgos - ProbabilidadConsecuencia'.J$5];IF(AND([.F17]&gt;=13;[.F17]&lt;=24);[$'Matriz de riesgos - ProbabilidadConsecuencia'.J$6];IF(AND([.F17]&gt;=25;[.F17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18" table:number-matrix-columns-spanned="1" table:number-matrix-rows-spanned="1" table:formula="of:=INDEX([$'Matriz de riesgos - ProbabilidadConsecuencia'.$C$5:.$C$9];MATCH([.C17];[$'Matriz de riesgos - ProbabilidadConsecuencia'.$B$5:.$B$9];0))*INDEX([$'Matriz de riesgos - ProbabilidadConsecuencia'.$D$4:.$H$4];MATCH([.D17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5</text:p>
          </table:table-cell>
          <table:table-cell table:style-name="ce16" table:content-validation-name="val1" office:value-type="string" calcext:value-type="string">
            <text:p>Muy Alta</text:p>
          </table:table-cell>
          <table:table-cell table:style-name="ce10" table:content-validation-name="val2" office:value-type="string" calcext:value-type="string">
            <text:p>Moderada</text:p>
          </table:table-cell>
          <table:table-cell table:style-name="ce17" table:formula="of:=IF(AND([.F18]&gt;=1;[.F18]&lt;=4);[$'Matriz de riesgos - ProbabilidadConsecuencia'.J$4];IF(AND([.F18]&gt;=5;[.F18]&lt;=12);[$'Matriz de riesgos - ProbabilidadConsecuencia'.J$5];IF(AND([.F18]&gt;=13;[.F18]&lt;=24);[$'Matriz de riesgos - ProbabilidadConsecuencia'.J$6];IF(AND([.F18]&gt;=25;[.F18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18" table:number-matrix-columns-spanned="1" table:number-matrix-rows-spanned="1" table:formula="of:=INDEX([$'Matriz de riesgos - ProbabilidadConsecuencia'.$C$5:.$C$9];MATCH([.C18];[$'Matriz de riesgos - ProbabilidadConsecuencia'.$B$5:.$B$9];0))*INDEX([$'Matriz de riesgos - ProbabilidadConsecuencia'.$D$4:.$H$4];MATCH([.D18];[$'Matriz de riesgos - ProbabilidadConsecuencia'.$D$3:.$H$3];0))" office:value-type="float" office:value="20" calcext:value-type="float">
            <text:p>2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6</text:p>
          </table:table-cell>
          <table:table-cell table:style-name="ce16" table:content-validation-name="val1" office:value-type="string" calcext:value-type="string">
            <text:p>Muy Baja</text:p>
          </table:table-cell>
          <table:table-cell table:style-name="ce10" table:content-validation-name="val2" office:value-type="string" calcext:value-type="string">
            <text:p>Mayor</text:p>
          </table:table-cell>
          <table:table-cell table:style-name="ce17" table:formula="of:=IF(AND([.F19]&gt;=1;[.F19]&lt;=4);[$'Matriz de riesgos - ProbabilidadConsecuencia'.J$4];IF(AND([.F19]&gt;=5;[.F19]&lt;=12);[$'Matriz de riesgos - ProbabilidadConsecuencia'.J$5];IF(AND([.F19]&gt;=13;[.F19]&lt;=24);[$'Matriz de riesgos - ProbabilidadConsecuencia'.J$6];IF(AND([.F19]&gt;=25;[.F19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18" table:number-matrix-columns-spanned="1" table:number-matrix-rows-spanned="1" table:formula="of:=INDEX([$'Matriz de riesgos - ProbabilidadConsecuencia'.$C$5:.$C$9];MATCH([.C19];[$'Matriz de riesgos - ProbabilidadConsecuencia'.$B$5:.$B$9];0))*INDEX([$'Matriz de riesgos - ProbabilidadConsecuencia'.$D$4:.$H$4];MATCH([.D19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7</text:p>
          </table:table-cell>
          <table:table-cell table:style-name="ce16" table:content-validation-name="val1" office:value-type="string" calcext:value-type="string">
            <text:p>Baja</text:p>
          </table:table-cell>
          <table:table-cell table:style-name="ce10" table:content-validation-name="val2" office:value-type="string" calcext:value-type="string">
            <text:p>Mayor</text:p>
          </table:table-cell>
          <table:table-cell table:style-name="ce17" table:formula="of:=IF(AND([.F20]&gt;=1;[.F20]&lt;=4);[$'Matriz de riesgos - ProbabilidadConsecuencia'.J$4];IF(AND([.F20]&gt;=5;[.F20]&lt;=12);[$'Matriz de riesgos - ProbabilidadConsecuencia'.J$5];IF(AND([.F20]&gt;=13;[.F20]&lt;=24);[$'Matriz de riesgos - ProbabilidadConsecuencia'.J$6];IF(AND([.F20]&gt;=25;[.F20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18" table:number-matrix-columns-spanned="1" table:number-matrix-rows-spanned="1" table:formula="of:=INDEX([$'Matriz de riesgos - ProbabilidadConsecuencia'.$C$5:.$C$9];MATCH([.C20];[$'Matriz de riesgos - ProbabilidadConsecuencia'.$B$5:.$B$9];0))*INDEX([$'Matriz de riesgos - ProbabilidadConsecuencia'.$D$4:.$H$4];MATCH([.D20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8</text:p>
          </table:table-cell>
          <table:table-cell table:style-name="ce16" table:content-validation-name="val1" office:value-type="string" calcext:value-type="string">
            <text:p>Media</text:p>
          </table:table-cell>
          <table:table-cell table:style-name="ce10" table:content-validation-name="val2" office:value-type="string" calcext:value-type="string">
            <text:p>Mayor</text:p>
          </table:table-cell>
          <table:table-cell table:style-name="ce17" table:formula="of:=IF(AND([.F21]&gt;=1;[.F21]&lt;=4);[$'Matriz de riesgos - ProbabilidadConsecuencia'.J$4];IF(AND([.F21]&gt;=5;[.F21]&lt;=12);[$'Matriz de riesgos - ProbabilidadConsecuencia'.J$5];IF(AND([.F21]&gt;=13;[.F21]&lt;=24);[$'Matriz de riesgos - ProbabilidadConsecuencia'.J$6];IF(AND([.F21]&gt;=25;[.F21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18" table:number-matrix-columns-spanned="1" table:number-matrix-rows-spanned="1" table:formula="of:=INDEX([$'Matriz de riesgos - ProbabilidadConsecuencia'.$C$5:.$C$9];MATCH([.C21];[$'Matriz de riesgos - ProbabilidadConsecuencia'.$B$5:.$B$9];0))*INDEX([$'Matriz de riesgos - ProbabilidadConsecuencia'.$D$4:.$H$4];MATCH([.D21];[$'Matriz de riesgos - ProbabilidadConsecuencia'.$D$3:.$H$3];0))" office:value-type="float" office:value="24" calcext:value-type="float">
            <text:p>2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9</text:p>
          </table:table-cell>
          <table:table-cell table:style-name="ce16" table:content-validation-name="val1" office:value-type="string" calcext:value-type="string">
            <text:p>Alta</text:p>
          </table:table-cell>
          <table:table-cell table:style-name="ce10" table:content-validation-name="val2" office:value-type="string" calcext:value-type="string">
            <text:p>Mayor</text:p>
          </table:table-cell>
          <table:table-cell table:style-name="ce17" table:formula="of:=IF(AND([.F22]&gt;=1;[.F22]&lt;=4);[$'Matriz de riesgos - ProbabilidadConsecuencia'.J$4];IF(AND([.F22]&gt;=5;[.F22]&lt;=12);[$'Matriz de riesgos - ProbabilidadConsecuencia'.J$5];IF(AND([.F22]&gt;=13;[.F22]&lt;=24);[$'Matriz de riesgos - ProbabilidadConsecuencia'.J$6];IF(AND([.F22]&gt;=25;[.F22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2];[$'Matriz de riesgos - ProbabilidadConsecuencia'.$B$5:.$B$9];0))*INDEX([$'Matriz de riesgos - ProbabilidadConsecuencia'.$D$4:.$H$4];MATCH([.D22];[$'Matriz de riesgos - ProbabilidadConsecuencia'.$D$3:.$H$3];0))" office:value-type="float" office:value="32" calcext:value-type="float">
            <text:p>3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0</text:p>
          </table:table-cell>
          <table:table-cell table:style-name="ce16" table:content-validation-name="val1" office:value-type="string" calcext:value-type="string">
            <text:p>Muy Alta</text:p>
          </table:table-cell>
          <table:table-cell table:style-name="ce10" table:content-validation-name="val2" office:value-type="string" calcext:value-type="string">
            <text:p>Mayor</text:p>
          </table:table-cell>
          <table:table-cell table:style-name="ce17" table:formula="of:=IF(AND([.F23]&gt;=1;[.F23]&lt;=4);[$'Matriz de riesgos - ProbabilidadConsecuencia'.J$4];IF(AND([.F23]&gt;=5;[.F23]&lt;=12);[$'Matriz de riesgos - ProbabilidadConsecuencia'.J$5];IF(AND([.F23]&gt;=13;[.F23]&lt;=24);[$'Matriz de riesgos - ProbabilidadConsecuencia'.J$6];IF(AND([.F23]&gt;=25;[.F23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3];[$'Matriz de riesgos - ProbabilidadConsecuencia'.$B$5:.$B$9];0))*INDEX([$'Matriz de riesgos - ProbabilidadConsecuencia'.$D$4:.$H$4];MATCH([.D23];[$'Matriz de riesgos - ProbabilidadConsecuencia'.$D$3:.$H$3];0))" office:value-type="float" office:value="40" calcext:value-type="float">
            <text:p>4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1</text:p>
          </table:table-cell>
          <table:table-cell table:style-name="ce16" table:content-validation-name="val1" office:value-type="string" calcext:value-type="string">
            <text:p>Muy Baja</text:p>
          </table:table-cell>
          <table:table-cell table:style-name="ce10" table:content-validation-name="val2" office:value-type="string" calcext:value-type="string">
            <text:p>Máxima</text:p>
          </table:table-cell>
          <table:table-cell table:style-name="ce17" table:formula="of:=IF(AND([.F24]&gt;=1;[.F24]&lt;=4);[$'Matriz de riesgos - ProbabilidadConsecuencia'.J$4];IF(AND([.F24]&gt;=5;[.F24]&lt;=12);[$'Matriz de riesgos - ProbabilidadConsecuencia'.J$5];IF(AND([.F24]&gt;=13;[.F24]&lt;=24);[$'Matriz de riesgos - ProbabilidadConsecuencia'.J$6];IF(AND([.F24]&gt;=25;[.F24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18" table:number-matrix-columns-spanned="1" table:number-matrix-rows-spanned="1" table:formula="of:=INDEX([$'Matriz de riesgos - ProbabilidadConsecuencia'.$C$5:.$C$9];MATCH([.C24];[$'Matriz de riesgos - ProbabilidadConsecuencia'.$B$5:.$B$9];0))*INDEX([$'Matriz de riesgos - ProbabilidadConsecuencia'.$D$4:.$H$4];MATCH([.D24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2</text:p>
          </table:table-cell>
          <table:table-cell table:style-name="ce16" table:content-validation-name="val1" office:value-type="string" calcext:value-type="string">
            <text:p>Baja</text:p>
          </table:table-cell>
          <table:table-cell table:style-name="ce10" table:content-validation-name="val2" office:value-type="string" calcext:value-type="string">
            <text:p>Máxima</text:p>
          </table:table-cell>
          <table:table-cell table:style-name="ce17" table:formula="of:=IF(AND([.F25]&gt;=1;[.F25]&lt;=4);[$'Matriz de riesgos - ProbabilidadConsecuencia'.J$4];IF(AND([.F25]&gt;=5;[.F25]&lt;=12);[$'Matriz de riesgos - ProbabilidadConsecuencia'.J$5];IF(AND([.F25]&gt;=13;[.F25]&lt;=24);[$'Matriz de riesgos - ProbabilidadConsecuencia'.J$6];IF(AND([.F25]&gt;=25;[.F25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5];[$'Matriz de riesgos - ProbabilidadConsecuencia'.$B$5:.$B$9];0))*INDEX([$'Matriz de riesgos - ProbabilidadConsecuencia'.$D$4:.$H$4];MATCH([.D25];[$'Matriz de riesgos - ProbabilidadConsecuencia'.$D$3:.$H$3];0))" office:value-type="float" office:value="32" calcext:value-type="float">
            <text:p>3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3</text:p>
          </table:table-cell>
          <table:table-cell table:style-name="ce16" table:content-validation-name="val1" office:value-type="string" calcext:value-type="string">
            <text:p>Media</text:p>
          </table:table-cell>
          <table:table-cell table:style-name="ce10" table:content-validation-name="val2" office:value-type="string" calcext:value-type="string">
            <text:p>Máxima</text:p>
          </table:table-cell>
          <table:table-cell table:style-name="ce17" table:formula="of:=IF(AND([.F26]&gt;=1;[.F26]&lt;=4);[$'Matriz de riesgos - ProbabilidadConsecuencia'.J$4];IF(AND([.F26]&gt;=5;[.F26]&lt;=12);[$'Matriz de riesgos - ProbabilidadConsecuencia'.J$5];IF(AND([.F26]&gt;=13;[.F26]&lt;=24);[$'Matriz de riesgos - ProbabilidadConsecuencia'.J$6];IF(AND([.F26]&gt;=25;[.F26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6];[$'Matriz de riesgos - ProbabilidadConsecuencia'.$B$5:.$B$9];0))*INDEX([$'Matriz de riesgos - ProbabilidadConsecuencia'.$D$4:.$H$4];MATCH([.D26];[$'Matriz de riesgos - ProbabilidadConsecuencia'.$D$3:.$H$3];0))" office:value-type="float" office:value="48" calcext:value-type="float">
            <text:p>4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4</text:p>
          </table:table-cell>
          <table:table-cell table:style-name="ce16" table:content-validation-name="val1" office:value-type="string" calcext:value-type="string">
            <text:p>Alta</text:p>
          </table:table-cell>
          <table:table-cell table:style-name="ce10" table:content-validation-name="val2" office:value-type="string" calcext:value-type="string">
            <text:p>Máxima</text:p>
          </table:table-cell>
          <table:table-cell table:style-name="ce17" table:formula="of:=IF(AND([.F27]&gt;=1;[.F27]&lt;=4);[$'Matriz de riesgos - ProbabilidadConsecuencia'.J$4];IF(AND([.F27]&gt;=5;[.F27]&lt;=12);[$'Matriz de riesgos - ProbabilidadConsecuencia'.J$5];IF(AND([.F27]&gt;=13;[.F27]&lt;=24);[$'Matriz de riesgos - ProbabilidadConsecuencia'.J$6];IF(AND([.F27]&gt;=25;[.F27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7];[$'Matriz de riesgos - ProbabilidadConsecuencia'.$B$5:.$B$9];0))*INDEX([$'Matriz de riesgos - ProbabilidadConsecuencia'.$D$4:.$H$4];MATCH([.D27];[$'Matriz de riesgos - ProbabilidadConsecuencia'.$D$3:.$H$3];0))" office:value-type="float" office:value="64" calcext:value-type="float">
            <text:p>6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5</text:p>
          </table:table-cell>
          <table:table-cell table:style-name="ce16" table:content-validation-name="val1" office:value-type="string" calcext:value-type="string">
            <text:p>Muy Alta</text:p>
          </table:table-cell>
          <table:table-cell table:style-name="ce10" table:content-validation-name="val2" office:value-type="string" calcext:value-type="string">
            <text:p>Máxima</text:p>
          </table:table-cell>
          <table:table-cell table:style-name="ce17" table:formula="of:=IF(AND([.F28]&gt;=1;[.F28]&lt;=4);[$'Matriz de riesgos - ProbabilidadConsecuencia'.J$4];IF(AND([.F28]&gt;=5;[.F28]&lt;=12);[$'Matriz de riesgos - ProbabilidadConsecuencia'.J$5];IF(AND([.F28]&gt;=13;[.F28]&lt;=24);[$'Matriz de riesgos - ProbabilidadConsecuencia'.J$6];IF(AND([.F28]&gt;=25;[.F28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18" table:number-matrix-columns-spanned="1" table:number-matrix-rows-spanned="1" table:formula="of:=INDEX([$'Matriz de riesgos - ProbabilidadConsecuencia'.$C$5:.$C$9];MATCH([.C28];[$'Matriz de riesgos - ProbabilidadConsecuencia'.$B$5:.$B$9];0))*INDEX([$'Matriz de riesgos - ProbabilidadConsecuencia'.$D$4:.$H$4];MATCH([.D28];[$'Matriz de riesgos - ProbabilidadConsecuencia'.$D$3:.$H$3];0))" office:value-type="float" office:value="80" calcext:value-type="float">
            <text:p>8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1"/>
          <table:table-cell table:style-name="ce10" table:content-validation-name="val2"/>
          <table:table-cell table:style-name="ce17" table:formula="of:=IF(AND([.F29]&gt;=1;[.F29]&lt;=4);[$'Matriz de riesgos - ProbabilidadConsecuencia'.J$4];IF(AND([.F29]&gt;=5;[.F29]&lt;=12);[$'Matriz de riesgos - ProbabilidadConsecuencia'.J$5];IF(AND([.F29]&gt;=13;[.F29]&lt;=24);[$'Matriz de riesgos - ProbabilidadConsecuencia'.J$6];IF(AND([.F29]&gt;=25;[.F29]&lt;=80);[$'Matriz de riesgos - ProbabilidadConsecuencia'.J$7];&quot; &quot;))))" office:value-type="string" office:string-value="" calcext:value-type="error">
            <text:p>#N/A</text:p>
          </table:table-cell>
          <table:table-cell table:style-name="ce18" table:number-matrix-columns-spanned="1" table:number-matrix-rows-spanned="1" table:formula="of:=INDEX([$'Matriz de riesgos - ProbabilidadConsecuencia'.$C$5:.$C$9];MATCH([.C29];[$'Matriz de riesgos - ProbabilidadConsecuencia'.$B$5:.$B$9];0))*INDEX([$'Matriz de riesgos - ProbabilidadConsecuencia'.$D$4:.$H$4];MATCH([.D29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1"/>
          <table:table-cell table:style-name="ce10" table:content-validation-name="val2"/>
          <table:table-cell table:style-name="ce17" table:formula="of:=IF(AND([.F30]&gt;=1;[.F30]&lt;=4);[$'Matriz de riesgos - ProbabilidadConsecuencia'.J$4];IF(AND([.F30]&gt;=5;[.F30]&lt;=12);[$'Matriz de riesgos - ProbabilidadConsecuencia'.J$5];IF(AND([.F30]&gt;=13;[.F30]&lt;=24);[$'Matriz de riesgos - ProbabilidadConsecuencia'.J$6];IF(AND([.F30]&gt;=25;[.F30]&lt;=80);[$'Matriz de riesgos - ProbabilidadConsecuencia'.J$7];&quot; &quot;))))" office:value-type="string" office:string-value="" calcext:value-type="error">
            <text:p>#N/A</text:p>
          </table:table-cell>
          <table:table-cell table:style-name="ce18" table:number-matrix-columns-spanned="1" table:number-matrix-rows-spanned="1" table:formula="of:=INDEX([$'Matriz de riesgos - ProbabilidadConsecuencia'.$C$5:.$C$9];MATCH([.C30];[$'Matriz de riesgos - ProbabilidadConsecuencia'.$B$5:.$B$9];0))*INDEX([$'Matriz de riesgos - ProbabilidadConsecuencia'.$D$4:.$H$4];MATCH([.D30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1"/>
          <table:table-cell table:style-name="ce10" table:content-validation-name="val2"/>
          <table:table-cell table:style-name="ce17" table:formula="of:=IF(AND([.F31]&gt;=1;[.F31]&lt;=4);[$'Matriz de riesgos - ProbabilidadConsecuencia'.J$4];IF(AND([.F31]&gt;=5;[.F31]&lt;=12);[$'Matriz de riesgos - ProbabilidadConsecuencia'.J$5];IF(AND([.F31]&gt;=13;[.F31]&lt;=24);[$'Matriz de riesgos - ProbabilidadConsecuencia'.J$6];IF(AND([.F31]&gt;=25;[.F31]&lt;=80);[$'Matriz de riesgos - ProbabilidadConsecuencia'.J$7];&quot; &quot;))))" office:value-type="string" office:string-value="" calcext:value-type="error">
            <text:p>#N/A</text:p>
          </table:table-cell>
          <table:table-cell table:style-name="ce18" table:number-matrix-columns-spanned="1" table:number-matrix-rows-spanned="1" table:formula="of:=INDEX([$'Matriz de riesgos - ProbabilidadConsecuencia'.$C$5:.$C$9];MATCH([.C31];[$'Matriz de riesgos - ProbabilidadConsecuencia'.$B$5:.$B$9];0))*INDEX([$'Matriz de riesgos - ProbabilidadConsecuencia'.$D$4:.$H$4];MATCH([.D31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esgos.F4:Riesgos.F31">
            <calcext:condition calcext:apply-style-name="ConditionalStyle_1" calcext:value="between(1,4)" calcext:base-cell-address="Riesgos.F4"/>
          </calcext:conditional-format>
          <calcext:conditional-format calcext:target-range-address="Riesgos.F4:Riesgos.F31">
            <calcext:condition calcext:apply-style-name="ConditionalStyle_2" calcext:value="between(5,12)" calcext:base-cell-address="Riesgos.F4"/>
          </calcext:conditional-format>
          <calcext:conditional-format calcext:target-range-address="Riesgos.F4:Riesgos.F31">
            <calcext:condition calcext:apply-style-name="ConditionalStyle_3" calcext:value="between(13,24)" calcext:base-cell-address="Riesgos.F4"/>
          </calcext:conditional-format>
          <calcext:conditional-format calcext:target-range-address="Riesgos.F4:Riesgos.F31">
            <calcext:condition calcext:apply-style-name="ConditionalStyle_4" calcext:value="between(25,80)" calcext:base-cell-address="Riesgos.F4"/>
          </calcext:conditional-format>
          <calcext:conditional-format calcext:target-range-address="Riesgos.E4:Riesgos.E31">
            <calcext:condition calcext:apply-style-name="ConditionalStyle_1" calcext:value="=&quot;Riesgo aceptable&quot;" calcext:base-cell-address="Riesgos.E4"/>
          </calcext:conditional-format>
          <calcext:conditional-format calcext:target-range-address="Riesgos.E4:Riesgos.E31">
            <calcext:condition calcext:apply-style-name="ConditionalStyle_2" calcext:value="=&quot;Riesgo tolerable&quot;" calcext:base-cell-address="Riesgos.E4"/>
          </calcext:conditional-format>
          <calcext:conditional-format calcext:target-range-address="Riesgos.E4:Riesgos.E31">
            <calcext:condition calcext:apply-style-name="ConditionalStyle_3" calcext:value="=&quot;Riesgo alto&quot;" calcext:base-cell-address="Riesgos.E4"/>
          </calcext:conditional-format>
          <calcext:conditional-format calcext:target-range-address="Riesgos.E4:Riesgos.E31">
            <calcext:condition calcext:apply-style-name="ConditionalStyle_4" calcext:value="=&quot;Riesgo crítico&quot;" calcext:base-cell-address="Riesgos.E4"/>
          </calcext:conditional-format>
        </calcext:conditional-formats>
      </table:table>
      <table:table table:name="Matriz de riesgos2 - FrecuenciaImpacto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number-columns-repeated="1007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5" table:number-rows-spanned="1">
            <text:p>Matriz de Riesgos</text:p>
          </table:table-cell>
          <table:covered-table-cell table:number-columns-repeated="4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5" table:number-rows-spanned="1">
            <text:p>Impacto</text:p>
          </table:table-cell>
          <table:covered-table-cell table:number-columns-repeated="3" table:style-name="ce7"/>
          <table:covered-table-cell table:style-name="ce8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Insignificante</text:p>
          </table:table-cell>
          <table:table-cell table:style-name="ce3" office:value-type="string" calcext:value-type="string">
            <text:p>Menor</text:p>
          </table:table-cell>
          <table:table-cell table:style-name="ce3" office:value-type="string" calcext:value-type="string">
            <text:p>Moderado</text:p>
          </table:table-cell>
          <table:table-cell table:style-name="ce3" office:value-type="string" calcext:value-type="string">
            <text:p>Mayor</text:p>
          </table:table-cell>
          <table:table-cell table:style-name="ce3" office:value-type="string" calcext:value-type="string">
            <text:p>Catastrófico</text:p>
          </table:table-cell>
          <table:table-cell table:style-name="ce1"/>
          <table:table-cell table:style-name="ce9" office:value-type="string" calcext:value-type="string">
            <text:p>Nivel de Riesgo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Mayor</text:p>
          </table:table-cell>
          <table:table-cell table:style-name="ce9" office:value-type="string" calcext:value-type="string">
            <text:p>Menor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2"/>
          <table:table-cell table:style-name="ce3" office:value-type="string" calcext:value-type="string">
            <text:p>Frecuencia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Riesgo aceptable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Frecuente</text:p>
          </table:table-cell>
          <table:table-cell table:style-name="ce3" office:value-type="float" office:value="5" calcext:value-type="float">
            <text:p>5</text:p>
          </table:table-cell>
          <table:table-cell table:style-name="ce19" table:formula="of:=[.$C5]*[.D$4]" office:value-type="float" office:value="5" calcext:value-type="float">
            <text:p>5</text:p>
          </table:table-cell>
          <table:table-cell table:style-name="ce19" table:formula="of:=[.$C5]*[.E$4]" office:value-type="float" office:value="10" calcext:value-type="float">
            <text:p>10</text:p>
          </table:table-cell>
          <table:table-cell table:style-name="ce19" table:formula="of:=[.$C5]*[.F$4]" office:value-type="float" office:value="20" calcext:value-type="float">
            <text:p>20</text:p>
          </table:table-cell>
          <table:table-cell table:style-name="ce19" table:formula="of:=[.$C5]*[.G$4]" office:value-type="float" office:value="40" calcext:value-type="float">
            <text:p>40</text:p>
          </table:table-cell>
          <table:table-cell table:style-name="ce19" table:formula="of:=[.$C5]*[.H$4]" office:value-type="float" office:value="80" calcext:value-type="float">
            <text:p>80</text:p>
          </table:table-cell>
          <table:table-cell table:style-name="ce1"/>
          <table:table-cell table:style-name="ce10" office:value-type="string" calcext:value-type="string">
            <text:p>Riesgo tolerable</text:p>
          </table:table-cell>
          <table:table-cell table:style-name="ce1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Probable</text:p>
          </table:table-cell>
          <table:table-cell table:style-name="ce3" office:value-type="float" office:value="4" calcext:value-type="float">
            <text:p>4</text:p>
          </table:table-cell>
          <table:table-cell table:style-name="ce19" table:formula="of:=[.$C6]*[.D$4]" office:value-type="float" office:value="4" calcext:value-type="float">
            <text:p>4</text:p>
          </table:table-cell>
          <table:table-cell table:style-name="ce19" table:formula="of:=[.$C6]*[.E$4]" office:value-type="float" office:value="8" calcext:value-type="float">
            <text:p>8</text:p>
          </table:table-cell>
          <table:table-cell table:style-name="ce19" table:formula="of:=[.$C6]*[.F$4]" office:value-type="float" office:value="16" calcext:value-type="float">
            <text:p>16</text:p>
          </table:table-cell>
          <table:table-cell table:style-name="ce19" table:formula="of:=[.$C6]*[.G$4]" office:value-type="float" office:value="32" calcext:value-type="float">
            <text:p>32</text:p>
          </table:table-cell>
          <table:table-cell table:style-name="ce19" table:formula="of:=[.$C6]*[.H$4]" office:value-type="float" office:value="64" calcext:value-type="float">
            <text:p>64</text:p>
          </table:table-cell>
          <table:table-cell table:style-name="ce1"/>
          <table:table-cell table:style-name="ce10" office:value-type="string" calcext:value-type="string">
            <text:p>Riesgo alto</text:p>
          </table:table-cell>
          <table:table-cell table:style-name="ce13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Ocasional</text:p>
          </table:table-cell>
          <table:table-cell table:style-name="ce3" office:value-type="float" office:value="3" calcext:value-type="float">
            <text:p>3</text:p>
          </table:table-cell>
          <table:table-cell table:style-name="ce19" table:formula="of:=[.$C7]*[.D$4]" office:value-type="float" office:value="3" calcext:value-type="float">
            <text:p>3</text:p>
          </table:table-cell>
          <table:table-cell table:style-name="ce19" table:formula="of:=[.$C7]*[.E$4]" office:value-type="float" office:value="6" calcext:value-type="float">
            <text:p>6</text:p>
          </table:table-cell>
          <table:table-cell table:style-name="ce19" table:formula="of:=[.$C7]*[.F$4]" office:value-type="float" office:value="12" calcext:value-type="float">
            <text:p>12</text:p>
          </table:table-cell>
          <table:table-cell table:style-name="ce19" table:formula="of:=[.$C7]*[.G$4]" office:value-type="float" office:value="24" calcext:value-type="float">
            <text:p>24</text:p>
          </table:table-cell>
          <table:table-cell table:style-name="ce19" table:formula="of:=[.$C7]*[.H$4]" office:value-type="float" office:value="48" calcext:value-type="float">
            <text:p>48</text:p>
          </table:table-cell>
          <table:table-cell table:style-name="ce1"/>
          <table:table-cell table:style-name="ce10" office:value-type="string" calcext:value-type="string">
            <text:p>Riesgo crítico</text:p>
          </table:table-cell>
          <table:table-cell table:style-name="ce14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0" calcext:value-type="float">
            <text:p>80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Posible</text:p>
          </table:table-cell>
          <table:table-cell table:style-name="ce3" office:value-type="float" office:value="2" calcext:value-type="float">
            <text:p>2</text:p>
          </table:table-cell>
          <table:table-cell table:style-name="ce19" table:formula="of:=[.$C8]*[.D$4]" office:value-type="float" office:value="2" calcext:value-type="float">
            <text:p>2</text:p>
          </table:table-cell>
          <table:table-cell table:style-name="ce19" table:formula="of:=[.$C8]*[.E$4]" office:value-type="float" office:value="4" calcext:value-type="float">
            <text:p>4</text:p>
          </table:table-cell>
          <table:table-cell table:style-name="ce19" table:formula="of:=[.$C8]*[.F$4]" office:value-type="float" office:value="8" calcext:value-type="float">
            <text:p>8</text:p>
          </table:table-cell>
          <table:table-cell table:style-name="ce19" table:formula="of:=[.$C8]*[.G$4]" office:value-type="float" office:value="16" calcext:value-type="float">
            <text:p>16</text:p>
          </table:table-cell>
          <table:table-cell table:style-name="ce19" table:formula="of:=[.$C8]*[.H$4]" office:value-type="float" office:value="32" calcext:value-type="float">
            <text:p>32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Improbable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[.$C9]*[.D$4]" office:value-type="float" office:value="1" calcext:value-type="float">
            <text:p>1</text:p>
          </table:table-cell>
          <table:table-cell table:style-name="ce19" table:formula="of:=[.$C9]*[.E$4]" office:value-type="float" office:value="2" calcext:value-type="float">
            <text:p>2</text:p>
          </table:table-cell>
          <table:table-cell table:style-name="ce19" table:formula="of:=[.$C9]*[.F$4]" office:value-type="float" office:value="4" calcext:value-type="float">
            <text:p>4</text:p>
          </table:table-cell>
          <table:table-cell table:style-name="ce19" table:formula="of:=[.$C9]*[.G$4]" office:value-type="float" office:value="8" calcext:value-type="float">
            <text:p>8</text:p>
          </table:table-cell>
          <table:table-cell table:style-name="ce19" table:formula="of:=[.$C9]*[.H$4]" office:value-type="float" office:value="16" calcext:value-type="float">
            <text:p>16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4">
          <table:table-cell table:style-name="ce1" table:number-columns-repeated="17"/>
          <table:table-cell table:number-columns-repeated="100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atriz de riesgos2 - FrecuenciaImpacto'.D5:'Matriz de riesgos2 - FrecuenciaImpacto'.H9">
            <calcext:condition calcext:apply-style-name="ConditionalStyle_1" calcext:value="between(1,4)" calcext:base-cell-address="'Matriz de riesgos2 - FrecuenciaImpacto'.D5"/>
          </calcext:conditional-format>
          <calcext:conditional-format calcext:target-range-address="'Matriz de riesgos2 - FrecuenciaImpacto'.D5:'Matriz de riesgos2 - FrecuenciaImpacto'.H9">
            <calcext:condition calcext:apply-style-name="ConditionalStyle_2" calcext:value="between(5,12)" calcext:base-cell-address="'Matriz de riesgos2 - FrecuenciaImpacto'.D5"/>
          </calcext:conditional-format>
          <calcext:conditional-format calcext:target-range-address="'Matriz de riesgos2 - FrecuenciaImpacto'.D5:'Matriz de riesgos2 - FrecuenciaImpacto'.H9">
            <calcext:condition calcext:apply-style-name="ConditionalStyle_3" calcext:value="between(13,24)" calcext:base-cell-address="'Matriz de riesgos2 - FrecuenciaImpacto'.D5"/>
          </calcext:conditional-format>
          <calcext:conditional-format calcext:target-range-address="'Matriz de riesgos2 - FrecuenciaImpacto'.D5:'Matriz de riesgos2 - FrecuenciaImpacto'.H9">
            <calcext:condition calcext:apply-style-name="ConditionalStyle_4" calcext:value="between(25,80)" calcext:base-cell-address="'Matriz de riesgos2 - FrecuenciaImpacto'.D5"/>
          </calcext:conditional-format>
        </calcext:conditional-formats>
      </table:table>
      <table:table table:name="Riesgos2" table:style-name="ta4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0" table:number-columns-repeated="2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5" office:value-type="string" calcext:value-type="string">
            <text:p>Riesgos</text:p>
          </table:table-cell>
          <table:table-cell table:style-name="ce15" table:number-columns-repeated="4"/>
          <table:table-cell table:number-columns-repeated="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Evento</text:p>
          </table:table-cell>
          <table:table-cell table:style-name="ce3" office:value-type="string" calcext:value-type="string">
            <text:p>Probabilidad</text:p>
          </table:table-cell>
          <table:table-cell table:style-name="ce3" office:value-type="string" calcext:value-type="string">
            <text:p>Consecuencia</text:p>
          </table:table-cell>
          <table:table-cell table:style-name="ce3" office:value-type="string" calcext:value-type="string">
            <text:p>Nivel de riesgo</text:p>
          </table:table-cell>
          <table:table-cell table:style-name="ce3" office:value-type="string" calcext:value-type="string">
            <text:p>Valor de riesgo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2"/>
          <table:table-cell table:style-name="ce10" office:value-type="string" calcext:value-type="string">
            <text:p>Evento 1</text:p>
          </table:table-cell>
          <table:table-cell table:style-name="ce16" table:content-validation-name="val3" office:value-type="string" calcext:value-type="string">
            <text:p>Muy Baja</text:p>
          </table:table-cell>
          <table:table-cell table:style-name="ce10" table:content-validation-name="val4" office:value-type="string" calcext:value-type="string">
            <text:p>Mínima</text:p>
          </table:table-cell>
          <table:table-cell table:style-name="ce20" table:formula="of:=IF(AND([.F4]&gt;=1;[.F4]&lt;=4);[$'Matriz de riesgos - ProbabilidadConsecuencia'.J$4];IF(AND([.F4]&gt;=5;[.F4]&lt;=12);[$'Matriz de riesgos - ProbabilidadConsecuencia'.J$5];IF(AND([.F4]&gt;=13;[.F4]&lt;=24);[$'Matriz de riesgos - ProbabilidadConsecuencia'.J$6];IF(AND([.F4]&gt;=25;[.F4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4];[$'Matriz de riesgos - ProbabilidadConsecuencia'.$B$5:.$B$9];0))*INDEX([$'Matriz de riesgos - ProbabilidadConsecuencia'.$D$4:.$H$4];MATCH([.D4];[$'Matriz de riesgos - ProbabilidadConsecuencia'.$D$3:.$H$3];0))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</text:p>
          </table:table-cell>
          <table:table-cell table:style-name="ce16" table:content-validation-name="val3" office:value-type="string" calcext:value-type="string">
            <text:p>Baja</text:p>
          </table:table-cell>
          <table:table-cell table:style-name="ce10" table:content-validation-name="val4" office:value-type="string" calcext:value-type="string">
            <text:p>Mínima</text:p>
          </table:table-cell>
          <table:table-cell table:style-name="ce20" table:formula="of:=IF(AND([.F5]&gt;=1;[.F5]&lt;=4);[$'Matriz de riesgos - ProbabilidadConsecuencia'.J$4];IF(AND([.F5]&gt;=5;[.F5]&lt;=12);[$'Matriz de riesgos - ProbabilidadConsecuencia'.J$5];IF(AND([.F5]&gt;=13;[.F5]&lt;=24);[$'Matriz de riesgos - ProbabilidadConsecuencia'.J$6];IF(AND([.F5]&gt;=25;[.F5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5];[$'Matriz de riesgos - ProbabilidadConsecuencia'.$B$5:.$B$9];0))*INDEX([$'Matriz de riesgos - ProbabilidadConsecuencia'.$D$4:.$H$4];MATCH([.D5];[$'Matriz de riesgos - ProbabilidadConsecuencia'.$D$3:.$H$3];0))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3</text:p>
          </table:table-cell>
          <table:table-cell table:style-name="ce16" table:content-validation-name="val3" office:value-type="string" calcext:value-type="string">
            <text:p>Media</text:p>
          </table:table-cell>
          <table:table-cell table:style-name="ce10" table:content-validation-name="val4" office:value-type="string" calcext:value-type="string">
            <text:p>Mínima</text:p>
          </table:table-cell>
          <table:table-cell table:style-name="ce20" table:formula="of:=IF(AND([.F6]&gt;=1;[.F6]&lt;=4);[$'Matriz de riesgos - ProbabilidadConsecuencia'.J$4];IF(AND([.F6]&gt;=5;[.F6]&lt;=12);[$'Matriz de riesgos - ProbabilidadConsecuencia'.J$5];IF(AND([.F6]&gt;=13;[.F6]&lt;=24);[$'Matriz de riesgos - ProbabilidadConsecuencia'.J$6];IF(AND([.F6]&gt;=25;[.F6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6];[$'Matriz de riesgos - ProbabilidadConsecuencia'.$B$5:.$B$9];0))*INDEX([$'Matriz de riesgos - ProbabilidadConsecuencia'.$D$4:.$H$4];MATCH([.D6];[$'Matriz de riesgos - ProbabilidadConsecuencia'.$D$3:.$H$3];0))" office:value-type="float" office:value="3" calcext:value-type="float">
            <text:p>3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4</text:p>
          </table:table-cell>
          <table:table-cell table:style-name="ce16" table:content-validation-name="val3" office:value-type="string" calcext:value-type="string">
            <text:p>Alta</text:p>
          </table:table-cell>
          <table:table-cell table:style-name="ce10" table:content-validation-name="val4" office:value-type="string" calcext:value-type="string">
            <text:p>Mínima</text:p>
          </table:table-cell>
          <table:table-cell table:style-name="ce20" table:formula="of:=IF(AND([.F7]&gt;=1;[.F7]&lt;=4);[$'Matriz de riesgos - ProbabilidadConsecuencia'.J$4];IF(AND([.F7]&gt;=5;[.F7]&lt;=12);[$'Matriz de riesgos - ProbabilidadConsecuencia'.J$5];IF(AND([.F7]&gt;=13;[.F7]&lt;=24);[$'Matriz de riesgos - ProbabilidadConsecuencia'.J$6];IF(AND([.F7]&gt;=25;[.F7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7];[$'Matriz de riesgos - ProbabilidadConsecuencia'.$B$5:.$B$9];0))*INDEX([$'Matriz de riesgos - ProbabilidadConsecuencia'.$D$4:.$H$4];MATCH([.D7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5</text:p>
          </table:table-cell>
          <table:table-cell table:style-name="ce16" table:content-validation-name="val3" office:value-type="string" calcext:value-type="string">
            <text:p>Muy Alta</text:p>
          </table:table-cell>
          <table:table-cell table:style-name="ce10" table:content-validation-name="val4" office:value-type="string" calcext:value-type="string">
            <text:p>Mínima</text:p>
          </table:table-cell>
          <table:table-cell table:style-name="ce20" table:formula="of:=IF(AND([.F8]&gt;=1;[.F8]&lt;=4);[$'Matriz de riesgos - ProbabilidadConsecuencia'.J$4];IF(AND([.F8]&gt;=5;[.F8]&lt;=12);[$'Matriz de riesgos - ProbabilidadConsecuencia'.J$5];IF(AND([.F8]&gt;=13;[.F8]&lt;=24);[$'Matriz de riesgos - ProbabilidadConsecuencia'.J$6];IF(AND([.F8]&gt;=25;[.F8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8];[$'Matriz de riesgos - ProbabilidadConsecuencia'.$B$5:.$B$9];0))*INDEX([$'Matriz de riesgos - ProbabilidadConsecuencia'.$D$4:.$H$4];MATCH([.D8];[$'Matriz de riesgos - ProbabilidadConsecuencia'.$D$3:.$H$3];0))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6</text:p>
          </table:table-cell>
          <table:table-cell table:style-name="ce16" table:content-validation-name="val3" office:value-type="string" calcext:value-type="string">
            <text:p>Muy Baja</text:p>
          </table:table-cell>
          <table:table-cell table:style-name="ce10" table:content-validation-name="val4" office:value-type="string" calcext:value-type="string">
            <text:p>Menor</text:p>
          </table:table-cell>
          <table:table-cell table:style-name="ce20" table:formula="of:=IF(AND([.F9]&gt;=1;[.F9]&lt;=4);[$'Matriz de riesgos - ProbabilidadConsecuencia'.J$4];IF(AND([.F9]&gt;=5;[.F9]&lt;=12);[$'Matriz de riesgos - ProbabilidadConsecuencia'.J$5];IF(AND([.F9]&gt;=13;[.F9]&lt;=24);[$'Matriz de riesgos - ProbabilidadConsecuencia'.J$6];IF(AND([.F9]&gt;=25;[.F9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9];[$'Matriz de riesgos - ProbabilidadConsecuencia'.$B$5:.$B$9];0))*INDEX([$'Matriz de riesgos - ProbabilidadConsecuencia'.$D$4:.$H$4];MATCH([.D9];[$'Matriz de riesgos - ProbabilidadConsecuencia'.$D$3:.$H$3];0))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7</text:p>
          </table:table-cell>
          <table:table-cell table:style-name="ce16" table:content-validation-name="val3" office:value-type="string" calcext:value-type="string">
            <text:p>Baja</text:p>
          </table:table-cell>
          <table:table-cell table:style-name="ce10" table:content-validation-name="val4" office:value-type="string" calcext:value-type="string">
            <text:p>Menor</text:p>
          </table:table-cell>
          <table:table-cell table:style-name="ce20" table:formula="of:=IF(AND([.F10]&gt;=1;[.F10]&lt;=4);[$'Matriz de riesgos - ProbabilidadConsecuencia'.J$4];IF(AND([.F10]&gt;=5;[.F10]&lt;=12);[$'Matriz de riesgos - ProbabilidadConsecuencia'.J$5];IF(AND([.F10]&gt;=13;[.F10]&lt;=24);[$'Matriz de riesgos - ProbabilidadConsecuencia'.J$6];IF(AND([.F10]&gt;=25;[.F10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10];[$'Matriz de riesgos - ProbabilidadConsecuencia'.$B$5:.$B$9];0))*INDEX([$'Matriz de riesgos - ProbabilidadConsecuencia'.$D$4:.$H$4];MATCH([.D10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8</text:p>
          </table:table-cell>
          <table:table-cell table:style-name="ce16" table:content-validation-name="val3" office:value-type="string" calcext:value-type="string">
            <text:p>Media</text:p>
          </table:table-cell>
          <table:table-cell table:style-name="ce10" table:content-validation-name="val4" office:value-type="string" calcext:value-type="string">
            <text:p>Menor</text:p>
          </table:table-cell>
          <table:table-cell table:style-name="ce20" table:formula="of:=IF(AND([.F11]&gt;=1;[.F11]&lt;=4);[$'Matriz de riesgos - ProbabilidadConsecuencia'.J$4];IF(AND([.F11]&gt;=5;[.F11]&lt;=12);[$'Matriz de riesgos - ProbabilidadConsecuencia'.J$5];IF(AND([.F11]&gt;=13;[.F11]&lt;=24);[$'Matriz de riesgos - ProbabilidadConsecuencia'.J$6];IF(AND([.F11]&gt;=25;[.F11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1];[$'Matriz de riesgos - ProbabilidadConsecuencia'.$B$5:.$B$9];0))*INDEX([$'Matriz de riesgos - ProbabilidadConsecuencia'.$D$4:.$H$4];MATCH([.D11];[$'Matriz de riesgos - ProbabilidadConsecuencia'.$D$3:.$H$3];0))" office:value-type="float" office:value="6" calcext:value-type="float">
            <text:p>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9</text:p>
          </table:table-cell>
          <table:table-cell table:style-name="ce16" table:content-validation-name="val3" office:value-type="string" calcext:value-type="string">
            <text:p>Alta</text:p>
          </table:table-cell>
          <table:table-cell table:style-name="ce10" table:content-validation-name="val4" office:value-type="string" calcext:value-type="string">
            <text:p>Menor</text:p>
          </table:table-cell>
          <table:table-cell table:style-name="ce20" table:formula="of:=IF(AND([.F12]&gt;=1;[.F12]&lt;=4);[$'Matriz de riesgos - ProbabilidadConsecuencia'.J$4];IF(AND([.F12]&gt;=5;[.F12]&lt;=12);[$'Matriz de riesgos - ProbabilidadConsecuencia'.J$5];IF(AND([.F12]&gt;=13;[.F12]&lt;=24);[$'Matriz de riesgos - ProbabilidadConsecuencia'.J$6];IF(AND([.F12]&gt;=25;[.F12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2];[$'Matriz de riesgos - ProbabilidadConsecuencia'.$B$5:.$B$9];0))*INDEX([$'Matriz de riesgos - ProbabilidadConsecuencia'.$D$4:.$H$4];MATCH([.D12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0</text:p>
          </table:table-cell>
          <table:table-cell table:style-name="ce16" table:content-validation-name="val3" office:value-type="string" calcext:value-type="string">
            <text:p>Muy Alta</text:p>
          </table:table-cell>
          <table:table-cell table:style-name="ce10" table:content-validation-name="val4" office:value-type="string" calcext:value-type="string">
            <text:p>Menor</text:p>
          </table:table-cell>
          <table:table-cell table:style-name="ce20" table:formula="of:=IF(AND([.F13]&gt;=1;[.F13]&lt;=4);[$'Matriz de riesgos - ProbabilidadConsecuencia'.J$4];IF(AND([.F13]&gt;=5;[.F13]&lt;=12);[$'Matriz de riesgos - ProbabilidadConsecuencia'.J$5];IF(AND([.F13]&gt;=13;[.F13]&lt;=24);[$'Matriz de riesgos - ProbabilidadConsecuencia'.J$6];IF(AND([.F13]&gt;=25;[.F13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3];[$'Matriz de riesgos - ProbabilidadConsecuencia'.$B$5:.$B$9];0))*INDEX([$'Matriz de riesgos - ProbabilidadConsecuencia'.$D$4:.$H$4];MATCH([.D13];[$'Matriz de riesgos - ProbabilidadConsecuencia'.$D$3:.$H$3];0))" office:value-type="float" office:value="10" calcext:value-type="float">
            <text:p>1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1</text:p>
          </table:table-cell>
          <table:table-cell table:style-name="ce16" table:content-validation-name="val3" office:value-type="string" calcext:value-type="string">
            <text:p>Muy Baja</text:p>
          </table:table-cell>
          <table:table-cell table:style-name="ce10" table:content-validation-name="val4" office:value-type="string" calcext:value-type="string">
            <text:p>Moderada</text:p>
          </table:table-cell>
          <table:table-cell table:style-name="ce20" table:formula="of:=IF(AND([.F14]&gt;=1;[.F14]&lt;=4);[$'Matriz de riesgos - ProbabilidadConsecuencia'.J$4];IF(AND([.F14]&gt;=5;[.F14]&lt;=12);[$'Matriz de riesgos - ProbabilidadConsecuencia'.J$5];IF(AND([.F14]&gt;=13;[.F14]&lt;=24);[$'Matriz de riesgos - ProbabilidadConsecuencia'.J$6];IF(AND([.F14]&gt;=25;[.F14]&lt;=80);[$'Matriz de riesgos - ProbabilidadConsecuencia'.J$7];&quot; &quot;))))" office:value-type="string" office:string-value="Riesgo aceptable" calcext:value-type="string">
            <text:p>Riesgo aceptable</text:p>
          </table:table-cell>
          <table:table-cell table:style-name="ce21" table:number-matrix-columns-spanned="1" table:number-matrix-rows-spanned="1" table:formula="of:=INDEX([$'Matriz de riesgos - ProbabilidadConsecuencia'.$C$5:.$C$9];MATCH([.C14];[$'Matriz de riesgos - ProbabilidadConsecuencia'.$B$5:.$B$9];0))*INDEX([$'Matriz de riesgos - ProbabilidadConsecuencia'.$D$4:.$H$4];MATCH([.D14];[$'Matriz de riesgos - ProbabilidadConsecuencia'.$D$3:.$H$3];0))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2</text:p>
          </table:table-cell>
          <table:table-cell table:style-name="ce16" table:content-validation-name="val3" office:value-type="string" calcext:value-type="string">
            <text:p>Baja</text:p>
          </table:table-cell>
          <table:table-cell table:style-name="ce10" table:content-validation-name="val4" office:value-type="string" calcext:value-type="string">
            <text:p>Moderada</text:p>
          </table:table-cell>
          <table:table-cell table:style-name="ce20" table:formula="of:=IF(AND([.F15]&gt;=1;[.F15]&lt;=4);[$'Matriz de riesgos - ProbabilidadConsecuencia'.J$4];IF(AND([.F15]&gt;=5;[.F15]&lt;=12);[$'Matriz de riesgos - ProbabilidadConsecuencia'.J$5];IF(AND([.F15]&gt;=13;[.F15]&lt;=24);[$'Matriz de riesgos - ProbabilidadConsecuencia'.J$6];IF(AND([.F15]&gt;=25;[.F15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5];[$'Matriz de riesgos - ProbabilidadConsecuencia'.$B$5:.$B$9];0))*INDEX([$'Matriz de riesgos - ProbabilidadConsecuencia'.$D$4:.$H$4];MATCH([.D15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3</text:p>
          </table:table-cell>
          <table:table-cell table:style-name="ce16" table:content-validation-name="val3" office:value-type="string" calcext:value-type="string">
            <text:p>Media</text:p>
          </table:table-cell>
          <table:table-cell table:style-name="ce10" table:content-validation-name="val4" office:value-type="string" calcext:value-type="string">
            <text:p>Moderada</text:p>
          </table:table-cell>
          <table:table-cell table:style-name="ce20" table:formula="of:=IF(AND([.F16]&gt;=1;[.F16]&lt;=4);[$'Matriz de riesgos - ProbabilidadConsecuencia'.J$4];IF(AND([.F16]&gt;=5;[.F16]&lt;=12);[$'Matriz de riesgos - ProbabilidadConsecuencia'.J$5];IF(AND([.F16]&gt;=13;[.F16]&lt;=24);[$'Matriz de riesgos - ProbabilidadConsecuencia'.J$6];IF(AND([.F16]&gt;=25;[.F16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6];[$'Matriz de riesgos - ProbabilidadConsecuencia'.$B$5:.$B$9];0))*INDEX([$'Matriz de riesgos - ProbabilidadConsecuencia'.$D$4:.$H$4];MATCH([.D16];[$'Matriz de riesgos - ProbabilidadConsecuencia'.$D$3:.$H$3];0))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4</text:p>
          </table:table-cell>
          <table:table-cell table:style-name="ce16" table:content-validation-name="val3" office:value-type="string" calcext:value-type="string">
            <text:p>Alta</text:p>
          </table:table-cell>
          <table:table-cell table:style-name="ce10" table:content-validation-name="val4" office:value-type="string" calcext:value-type="string">
            <text:p>Moderada</text:p>
          </table:table-cell>
          <table:table-cell table:style-name="ce20" table:formula="of:=IF(AND([.F17]&gt;=1;[.F17]&lt;=4);[$'Matriz de riesgos - ProbabilidadConsecuencia'.J$4];IF(AND([.F17]&gt;=5;[.F17]&lt;=12);[$'Matriz de riesgos - ProbabilidadConsecuencia'.J$5];IF(AND([.F17]&gt;=13;[.F17]&lt;=24);[$'Matriz de riesgos - ProbabilidadConsecuencia'.J$6];IF(AND([.F17]&gt;=25;[.F17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21" table:number-matrix-columns-spanned="1" table:number-matrix-rows-spanned="1" table:formula="of:=INDEX([$'Matriz de riesgos - ProbabilidadConsecuencia'.$C$5:.$C$9];MATCH([.C17];[$'Matriz de riesgos - ProbabilidadConsecuencia'.$B$5:.$B$9];0))*INDEX([$'Matriz de riesgos - ProbabilidadConsecuencia'.$D$4:.$H$4];MATCH([.D17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5</text:p>
          </table:table-cell>
          <table:table-cell table:style-name="ce16" table:content-validation-name="val3" office:value-type="string" calcext:value-type="string">
            <text:p>Muy Alta</text:p>
          </table:table-cell>
          <table:table-cell table:style-name="ce10" table:content-validation-name="val4" office:value-type="string" calcext:value-type="string">
            <text:p>Moderada</text:p>
          </table:table-cell>
          <table:table-cell table:style-name="ce20" table:formula="of:=IF(AND([.F18]&gt;=1;[.F18]&lt;=4);[$'Matriz de riesgos - ProbabilidadConsecuencia'.J$4];IF(AND([.F18]&gt;=5;[.F18]&lt;=12);[$'Matriz de riesgos - ProbabilidadConsecuencia'.J$5];IF(AND([.F18]&gt;=13;[.F18]&lt;=24);[$'Matriz de riesgos - ProbabilidadConsecuencia'.J$6];IF(AND([.F18]&gt;=25;[.F18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21" table:number-matrix-columns-spanned="1" table:number-matrix-rows-spanned="1" table:formula="of:=INDEX([$'Matriz de riesgos - ProbabilidadConsecuencia'.$C$5:.$C$9];MATCH([.C18];[$'Matriz de riesgos - ProbabilidadConsecuencia'.$B$5:.$B$9];0))*INDEX([$'Matriz de riesgos - ProbabilidadConsecuencia'.$D$4:.$H$4];MATCH([.D18];[$'Matriz de riesgos - ProbabilidadConsecuencia'.$D$3:.$H$3];0))" office:value-type="float" office:value="20" calcext:value-type="float">
            <text:p>2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6</text:p>
          </table:table-cell>
          <table:table-cell table:style-name="ce16" table:content-validation-name="val3" office:value-type="string" calcext:value-type="string">
            <text:p>Muy Baja</text:p>
          </table:table-cell>
          <table:table-cell table:style-name="ce10" table:content-validation-name="val4" office:value-type="string" calcext:value-type="string">
            <text:p>Mayor</text:p>
          </table:table-cell>
          <table:table-cell table:style-name="ce20" table:formula="of:=IF(AND([.F19]&gt;=1;[.F19]&lt;=4);[$'Matriz de riesgos - ProbabilidadConsecuencia'.J$4];IF(AND([.F19]&gt;=5;[.F19]&lt;=12);[$'Matriz de riesgos - ProbabilidadConsecuencia'.J$5];IF(AND([.F19]&gt;=13;[.F19]&lt;=24);[$'Matriz de riesgos - ProbabilidadConsecuencia'.J$6];IF(AND([.F19]&gt;=25;[.F19]&lt;=80);[$'Matriz de riesgos - ProbabilidadConsecuencia'.J$7];&quot; &quot;))))" office:value-type="string" office:string-value="Riesgo tolerable" calcext:value-type="string">
            <text:p>Riesgo tolerable</text:p>
          </table:table-cell>
          <table:table-cell table:style-name="ce21" table:number-matrix-columns-spanned="1" table:number-matrix-rows-spanned="1" table:formula="of:=INDEX([$'Matriz de riesgos - ProbabilidadConsecuencia'.$C$5:.$C$9];MATCH([.C19];[$'Matriz de riesgos - ProbabilidadConsecuencia'.$B$5:.$B$9];0))*INDEX([$'Matriz de riesgos - ProbabilidadConsecuencia'.$D$4:.$H$4];MATCH([.D19];[$'Matriz de riesgos - ProbabilidadConsecuencia'.$D$3:.$H$3];0))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7</text:p>
          </table:table-cell>
          <table:table-cell table:style-name="ce16" table:content-validation-name="val3" office:value-type="string" calcext:value-type="string">
            <text:p>Baja</text:p>
          </table:table-cell>
          <table:table-cell table:style-name="ce10" table:content-validation-name="val4" office:value-type="string" calcext:value-type="string">
            <text:p>Mayor</text:p>
          </table:table-cell>
          <table:table-cell table:style-name="ce20" table:formula="of:=IF(AND([.F20]&gt;=1;[.F20]&lt;=4);[$'Matriz de riesgos - ProbabilidadConsecuencia'.J$4];IF(AND([.F20]&gt;=5;[.F20]&lt;=12);[$'Matriz de riesgos - ProbabilidadConsecuencia'.J$5];IF(AND([.F20]&gt;=13;[.F20]&lt;=24);[$'Matriz de riesgos - ProbabilidadConsecuencia'.J$6];IF(AND([.F20]&gt;=25;[.F20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21" table:number-matrix-columns-spanned="1" table:number-matrix-rows-spanned="1" table:formula="of:=INDEX([$'Matriz de riesgos - ProbabilidadConsecuencia'.$C$5:.$C$9];MATCH([.C20];[$'Matriz de riesgos - ProbabilidadConsecuencia'.$B$5:.$B$9];0))*INDEX([$'Matriz de riesgos - ProbabilidadConsecuencia'.$D$4:.$H$4];MATCH([.D20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8</text:p>
          </table:table-cell>
          <table:table-cell table:style-name="ce16" table:content-validation-name="val3" office:value-type="string" calcext:value-type="string">
            <text:p>Media</text:p>
          </table:table-cell>
          <table:table-cell table:style-name="ce10" table:content-validation-name="val4" office:value-type="string" calcext:value-type="string">
            <text:p>Mayor</text:p>
          </table:table-cell>
          <table:table-cell table:style-name="ce20" table:formula="of:=IF(AND([.F21]&gt;=1;[.F21]&lt;=4);[$'Matriz de riesgos - ProbabilidadConsecuencia'.J$4];IF(AND([.F21]&gt;=5;[.F21]&lt;=12);[$'Matriz de riesgos - ProbabilidadConsecuencia'.J$5];IF(AND([.F21]&gt;=13;[.F21]&lt;=24);[$'Matriz de riesgos - ProbabilidadConsecuencia'.J$6];IF(AND([.F21]&gt;=25;[.F21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21" table:number-matrix-columns-spanned="1" table:number-matrix-rows-spanned="1" table:formula="of:=INDEX([$'Matriz de riesgos - ProbabilidadConsecuencia'.$C$5:.$C$9];MATCH([.C21];[$'Matriz de riesgos - ProbabilidadConsecuencia'.$B$5:.$B$9];0))*INDEX([$'Matriz de riesgos - ProbabilidadConsecuencia'.$D$4:.$H$4];MATCH([.D21];[$'Matriz de riesgos - ProbabilidadConsecuencia'.$D$3:.$H$3];0))" office:value-type="float" office:value="24" calcext:value-type="float">
            <text:p>2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19</text:p>
          </table:table-cell>
          <table:table-cell table:style-name="ce16" table:content-validation-name="val3" office:value-type="string" calcext:value-type="string">
            <text:p>Alta</text:p>
          </table:table-cell>
          <table:table-cell table:style-name="ce10" table:content-validation-name="val4" office:value-type="string" calcext:value-type="string">
            <text:p>Mayor</text:p>
          </table:table-cell>
          <table:table-cell table:style-name="ce20" table:formula="of:=IF(AND([.F22]&gt;=1;[.F22]&lt;=4);[$'Matriz de riesgos - ProbabilidadConsecuencia'.J$4];IF(AND([.F22]&gt;=5;[.F22]&lt;=12);[$'Matriz de riesgos - ProbabilidadConsecuencia'.J$5];IF(AND([.F22]&gt;=13;[.F22]&lt;=24);[$'Matriz de riesgos - ProbabilidadConsecuencia'.J$6];IF(AND([.F22]&gt;=25;[.F22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2];[$'Matriz de riesgos - ProbabilidadConsecuencia'.$B$5:.$B$9];0))*INDEX([$'Matriz de riesgos - ProbabilidadConsecuencia'.$D$4:.$H$4];MATCH([.D22];[$'Matriz de riesgos - ProbabilidadConsecuencia'.$D$3:.$H$3];0))" office:value-type="float" office:value="32" calcext:value-type="float">
            <text:p>3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0</text:p>
          </table:table-cell>
          <table:table-cell table:style-name="ce16" table:content-validation-name="val3" office:value-type="string" calcext:value-type="string">
            <text:p>Muy Alta</text:p>
          </table:table-cell>
          <table:table-cell table:style-name="ce10" table:content-validation-name="val4" office:value-type="string" calcext:value-type="string">
            <text:p>Mayor</text:p>
          </table:table-cell>
          <table:table-cell table:style-name="ce20" table:formula="of:=IF(AND([.F23]&gt;=1;[.F23]&lt;=4);[$'Matriz de riesgos - ProbabilidadConsecuencia'.J$4];IF(AND([.F23]&gt;=5;[.F23]&lt;=12);[$'Matriz de riesgos - ProbabilidadConsecuencia'.J$5];IF(AND([.F23]&gt;=13;[.F23]&lt;=24);[$'Matriz de riesgos - ProbabilidadConsecuencia'.J$6];IF(AND([.F23]&gt;=25;[.F23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3];[$'Matriz de riesgos - ProbabilidadConsecuencia'.$B$5:.$B$9];0))*INDEX([$'Matriz de riesgos - ProbabilidadConsecuencia'.$D$4:.$H$4];MATCH([.D23];[$'Matriz de riesgos - ProbabilidadConsecuencia'.$D$3:.$H$3];0))" office:value-type="float" office:value="40" calcext:value-type="float">
            <text:p>4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1</text:p>
          </table:table-cell>
          <table:table-cell table:style-name="ce16" table:content-validation-name="val3" office:value-type="string" calcext:value-type="string">
            <text:p>Muy Baja</text:p>
          </table:table-cell>
          <table:table-cell table:style-name="ce10" table:content-validation-name="val4" office:value-type="string" calcext:value-type="string">
            <text:p>Máxima</text:p>
          </table:table-cell>
          <table:table-cell table:style-name="ce20" table:formula="of:=IF(AND([.F24]&gt;=1;[.F24]&lt;=4);[$'Matriz de riesgos - ProbabilidadConsecuencia'.J$4];IF(AND([.F24]&gt;=5;[.F24]&lt;=12);[$'Matriz de riesgos - ProbabilidadConsecuencia'.J$5];IF(AND([.F24]&gt;=13;[.F24]&lt;=24);[$'Matriz de riesgos - ProbabilidadConsecuencia'.J$6];IF(AND([.F24]&gt;=25;[.F24]&lt;=80);[$'Matriz de riesgos - ProbabilidadConsecuencia'.J$7];&quot; &quot;))))" office:value-type="string" office:string-value="Riesgo alto" calcext:value-type="string">
            <text:p>Riesgo alto</text:p>
          </table:table-cell>
          <table:table-cell table:style-name="ce21" table:number-matrix-columns-spanned="1" table:number-matrix-rows-spanned="1" table:formula="of:=INDEX([$'Matriz de riesgos - ProbabilidadConsecuencia'.$C$5:.$C$9];MATCH([.C24];[$'Matriz de riesgos - ProbabilidadConsecuencia'.$B$5:.$B$9];0))*INDEX([$'Matriz de riesgos - ProbabilidadConsecuencia'.$D$4:.$H$4];MATCH([.D24];[$'Matriz de riesgos - ProbabilidadConsecuencia'.$D$3:.$H$3];0))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2</text:p>
          </table:table-cell>
          <table:table-cell table:style-name="ce16" table:content-validation-name="val3" office:value-type="string" calcext:value-type="string">
            <text:p>Baja</text:p>
          </table:table-cell>
          <table:table-cell table:style-name="ce10" table:content-validation-name="val4" office:value-type="string" calcext:value-type="string">
            <text:p>Máxima</text:p>
          </table:table-cell>
          <table:table-cell table:style-name="ce20" table:formula="of:=IF(AND([.F25]&gt;=1;[.F25]&lt;=4);[$'Matriz de riesgos - ProbabilidadConsecuencia'.J$4];IF(AND([.F25]&gt;=5;[.F25]&lt;=12);[$'Matriz de riesgos - ProbabilidadConsecuencia'.J$5];IF(AND([.F25]&gt;=13;[.F25]&lt;=24);[$'Matriz de riesgos - ProbabilidadConsecuencia'.J$6];IF(AND([.F25]&gt;=25;[.F25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5];[$'Matriz de riesgos - ProbabilidadConsecuencia'.$B$5:.$B$9];0))*INDEX([$'Matriz de riesgos - ProbabilidadConsecuencia'.$D$4:.$H$4];MATCH([.D25];[$'Matriz de riesgos - ProbabilidadConsecuencia'.$D$3:.$H$3];0))" office:value-type="float" office:value="32" calcext:value-type="float">
            <text:p>32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3</text:p>
          </table:table-cell>
          <table:table-cell table:style-name="ce16" table:content-validation-name="val3" office:value-type="string" calcext:value-type="string">
            <text:p>Media</text:p>
          </table:table-cell>
          <table:table-cell table:style-name="ce10" table:content-validation-name="val4" office:value-type="string" calcext:value-type="string">
            <text:p>Máxima</text:p>
          </table:table-cell>
          <table:table-cell table:style-name="ce20" table:formula="of:=IF(AND([.F26]&gt;=1;[.F26]&lt;=4);[$'Matriz de riesgos - ProbabilidadConsecuencia'.J$4];IF(AND([.F26]&gt;=5;[.F26]&lt;=12);[$'Matriz de riesgos - ProbabilidadConsecuencia'.J$5];IF(AND([.F26]&gt;=13;[.F26]&lt;=24);[$'Matriz de riesgos - ProbabilidadConsecuencia'.J$6];IF(AND([.F26]&gt;=25;[.F26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6];[$'Matriz de riesgos - ProbabilidadConsecuencia'.$B$5:.$B$9];0))*INDEX([$'Matriz de riesgos - ProbabilidadConsecuencia'.$D$4:.$H$4];MATCH([.D26];[$'Matriz de riesgos - ProbabilidadConsecuencia'.$D$3:.$H$3];0))" office:value-type="float" office:value="48" calcext:value-type="float">
            <text:p>48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4</text:p>
          </table:table-cell>
          <table:table-cell table:style-name="ce16" table:content-validation-name="val3" office:value-type="string" calcext:value-type="string">
            <text:p>Alta</text:p>
          </table:table-cell>
          <table:table-cell table:style-name="ce10" table:content-validation-name="val4" office:value-type="string" calcext:value-type="string">
            <text:p>Máxima</text:p>
          </table:table-cell>
          <table:table-cell table:style-name="ce20" table:formula="of:=IF(AND([.F27]&gt;=1;[.F27]&lt;=4);[$'Matriz de riesgos - ProbabilidadConsecuencia'.J$4];IF(AND([.F27]&gt;=5;[.F27]&lt;=12);[$'Matriz de riesgos - ProbabilidadConsecuencia'.J$5];IF(AND([.F27]&gt;=13;[.F27]&lt;=24);[$'Matriz de riesgos - ProbabilidadConsecuencia'.J$6];IF(AND([.F27]&gt;=25;[.F27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7];[$'Matriz de riesgos - ProbabilidadConsecuencia'.$B$5:.$B$9];0))*INDEX([$'Matriz de riesgos - ProbabilidadConsecuencia'.$D$4:.$H$4];MATCH([.D27];[$'Matriz de riesgos - ProbabilidadConsecuencia'.$D$3:.$H$3];0))" office:value-type="float" office:value="64" calcext:value-type="float">
            <text:p>64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Evento 25</text:p>
          </table:table-cell>
          <table:table-cell table:style-name="ce16" table:content-validation-name="val3" office:value-type="string" calcext:value-type="string">
            <text:p>Muy Alta</text:p>
          </table:table-cell>
          <table:table-cell table:style-name="ce10" table:content-validation-name="val4" office:value-type="string" calcext:value-type="string">
            <text:p>Máxima</text:p>
          </table:table-cell>
          <table:table-cell table:style-name="ce20" table:formula="of:=IF(AND([.F28]&gt;=1;[.F28]&lt;=4);[$'Matriz de riesgos - ProbabilidadConsecuencia'.J$4];IF(AND([.F28]&gt;=5;[.F28]&lt;=12);[$'Matriz de riesgos - ProbabilidadConsecuencia'.J$5];IF(AND([.F28]&gt;=13;[.F28]&lt;=24);[$'Matriz de riesgos - ProbabilidadConsecuencia'.J$6];IF(AND([.F28]&gt;=25;[.F28]&lt;=80);[$'Matriz de riesgos - ProbabilidadConsecuencia'.J$7];&quot; &quot;))))" office:value-type="string" office:string-value="Riesgo crítico" calcext:value-type="string">
            <text:p>Riesgo crítico</text:p>
          </table:table-cell>
          <table:table-cell table:style-name="ce21" table:number-matrix-columns-spanned="1" table:number-matrix-rows-spanned="1" table:formula="of:=INDEX([$'Matriz de riesgos - ProbabilidadConsecuencia'.$C$5:.$C$9];MATCH([.C28];[$'Matriz de riesgos - ProbabilidadConsecuencia'.$B$5:.$B$9];0))*INDEX([$'Matriz de riesgos - ProbabilidadConsecuencia'.$D$4:.$H$4];MATCH([.D28];[$'Matriz de riesgos - ProbabilidadConsecuencia'.$D$3:.$H$3];0))" office:value-type="float" office:value="80" calcext:value-type="float">
            <text:p>80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3"/>
          <table:table-cell table:style-name="ce10" table:content-validation-name="val4"/>
          <table:table-cell table:style-name="ce20" table:formula="of:=IF(AND([.F29]&gt;=1;[.F29]&lt;=4);[$'Matriz de riesgos - ProbabilidadConsecuencia'.J$4];IF(AND([.F29]&gt;=5;[.F29]&lt;=12);[$'Matriz de riesgos - ProbabilidadConsecuencia'.J$5];IF(AND([.F29]&gt;=13;[.F29]&lt;=24);[$'Matriz de riesgos - ProbabilidadConsecuencia'.J$6];IF(AND([.F29]&gt;=25;[.F29]&lt;=80);[$'Matriz de riesgos - ProbabilidadConsecuencia'.J$7];&quot; &quot;))))" office:value-type="string" office:string-value="" calcext:value-type="error">
            <text:p>#N/A</text:p>
          </table:table-cell>
          <table:table-cell table:style-name="ce21" table:number-matrix-columns-spanned="1" table:number-matrix-rows-spanned="1" table:formula="of:=INDEX([$'Matriz de riesgos - ProbabilidadConsecuencia'.$C$5:.$C$9];MATCH([.C29];[$'Matriz de riesgos - ProbabilidadConsecuencia'.$B$5:.$B$9];0))*INDEX([$'Matriz de riesgos - ProbabilidadConsecuencia'.$D$4:.$H$4];MATCH([.D29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3"/>
          <table:table-cell table:style-name="ce10" table:content-validation-name="val4"/>
          <table:table-cell table:style-name="ce20" table:formula="of:=IF(AND([.F30]&gt;=1;[.F30]&lt;=4);[$'Matriz de riesgos - ProbabilidadConsecuencia'.J$4];IF(AND([.F30]&gt;=5;[.F30]&lt;=12);[$'Matriz de riesgos - ProbabilidadConsecuencia'.J$5];IF(AND([.F30]&gt;=13;[.F30]&lt;=24);[$'Matriz de riesgos - ProbabilidadConsecuencia'.J$6];IF(AND([.F30]&gt;=25;[.F30]&lt;=80);[$'Matriz de riesgos - ProbabilidadConsecuencia'.J$7];&quot; &quot;))))" office:value-type="string" office:string-value="" calcext:value-type="error">
            <text:p>#N/A</text:p>
          </table:table-cell>
          <table:table-cell table:style-name="ce21" table:number-matrix-columns-spanned="1" table:number-matrix-rows-spanned="1" table:formula="of:=INDEX([$'Matriz de riesgos - ProbabilidadConsecuencia'.$C$5:.$C$9];MATCH([.C30];[$'Matriz de riesgos - ProbabilidadConsecuencia'.$B$5:.$B$9];0))*INDEX([$'Matriz de riesgos - ProbabilidadConsecuencia'.$D$4:.$H$4];MATCH([.D30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0"/>
          <table:table-cell table:style-name="ce16" table:content-validation-name="val3"/>
          <table:table-cell table:style-name="ce10" table:content-validation-name="val4"/>
          <table:table-cell table:style-name="ce20" table:formula="of:=IF(AND([.F31]&gt;=1;[.F31]&lt;=4);[$'Matriz de riesgos - ProbabilidadConsecuencia'.J$4];IF(AND([.F31]&gt;=5;[.F31]&lt;=12);[$'Matriz de riesgos - ProbabilidadConsecuencia'.J$5];IF(AND([.F31]&gt;=13;[.F31]&lt;=24);[$'Matriz de riesgos - ProbabilidadConsecuencia'.J$6];IF(AND([.F31]&gt;=25;[.F31]&lt;=80);[$'Matriz de riesgos - ProbabilidadConsecuencia'.J$7];&quot; &quot;))))" office:value-type="string" office:string-value="" calcext:value-type="error">
            <text:p>#N/A</text:p>
          </table:table-cell>
          <table:table-cell table:style-name="ce21" table:number-matrix-columns-spanned="1" table:number-matrix-rows-spanned="1" table:formula="of:=INDEX([$'Matriz de riesgos - ProbabilidadConsecuencia'.$C$5:.$C$9];MATCH([.C31];[$'Matriz de riesgos - ProbabilidadConsecuencia'.$B$5:.$B$9];0))*INDEX([$'Matriz de riesgos - ProbabilidadConsecuencia'.$D$4:.$H$4];MATCH([.D31];[$'Matriz de riesgos - ProbabilidadConsecuencia'.$D$3:.$H$3];0))" office:value-type="string" office:string-value="" calcext:value-type="error">
            <text:p>#N/A</text:p>
          </table:table-cell>
          <table:table-cell table:style-name="ce1" table:number-columns-repeated="11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esgos2.F4:Riesgos2.F31">
            <calcext:condition calcext:apply-style-name="ConditionalStyle_1" calcext:value="between(1,4)" calcext:base-cell-address="Riesgos2.F4"/>
          </calcext:conditional-format>
          <calcext:conditional-format calcext:target-range-address="Riesgos2.F4:Riesgos2.F31">
            <calcext:condition calcext:apply-style-name="ConditionalStyle_2" calcext:value="between(5,12)" calcext:base-cell-address="Riesgos2.F4"/>
          </calcext:conditional-format>
          <calcext:conditional-format calcext:target-range-address="Riesgos2.F4:Riesgos2.F31">
            <calcext:condition calcext:apply-style-name="ConditionalStyle_3" calcext:value="between(13,24)" calcext:base-cell-address="Riesgos2.F4"/>
          </calcext:conditional-format>
          <calcext:conditional-format calcext:target-range-address="Riesgos2.F4:Riesgos2.F31">
            <calcext:condition calcext:apply-style-name="ConditionalStyle_4" calcext:value="between(25,80)" calcext:base-cell-address="Riesgos2.F4"/>
          </calcext:conditional-format>
          <calcext:conditional-format calcext:target-range-address="Riesgos2.E4:Riesgos2.E31">
            <calcext:condition calcext:apply-style-name="ConditionalStyle_1" calcext:value="=&quot;Riesgo aceptable&quot;" calcext:base-cell-address="Riesgos2.E4"/>
          </calcext:conditional-format>
          <calcext:conditional-format calcext:target-range-address="Riesgos2.E4:Riesgos2.E31">
            <calcext:condition calcext:apply-style-name="ConditionalStyle_2" calcext:value="=&quot;Riesgo tolerable&quot;" calcext:base-cell-address="Riesgos2.E4"/>
          </calcext:conditional-format>
          <calcext:conditional-format calcext:target-range-address="Riesgos2.E4:Riesgos2.E31">
            <calcext:condition calcext:apply-style-name="ConditionalStyle_3" calcext:value="=&quot;Riesgo alto&quot;" calcext:base-cell-address="Riesgos2.E4"/>
          </calcext:conditional-format>
          <calcext:conditional-format calcext:target-range-address="Riesgos2.E4:Riesgos2.E31">
            <calcext:condition calcext:apply-style-name="ConditionalStyle_4" calcext:value="=&quot;Riesgo crítico&quot;" calcext:base-cell-address="Riesgos2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9cb9c"/>
    </style:style>
    <style:style style:name="ConditionalStyle_5f_4" style:display-name="ConditionalStyle_4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_20_de_20_riesgos_20_-_20_ProbabilidadConsecuencia" style:display-name="PageStyle_Matriz de riesgos - ProbabilidadConsecu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esgos" style:display-name="PageStyle_Ries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de_20_riesgos2_20_-_20_FrecuenciaImpacto" style:display-name="PageStyle_Matriz de riesgos2 - FrecuenciaImpa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esgos2" style:display-name="PageStyle_Riesgo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04" meta:object-count="0"/>
    <meta:generator>LibreOfficeDev/6.0.5.2$Linux_X86_64 LibreOffice_project/</meta:generator>
  </office:meta>
</office:document-meta>
</file>